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46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Heading_20_2" style:data-style-name="N10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cker-log-2018-08-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Heading_20_2"/>
          <table:table-cell table:style-name="ce1" office:value-type="string" calcext:value-type="string" table:number-columns-spanned="3" table:number-rows-spanned="1">
            <text:p>Time [s]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Memory [MB]</text:p>
          </table:table-cell>
          <table:covered-table-cell table:number-columns-repeated="2" table:style-name="ce1"/>
        </table:table-row>
        <table:table-row table:style-name="ro1">
          <table:table-cell table:style-name="Heading_20_2" office:value-type="string" calcext:value-type="string">
            <text:p>Instance</text:p>
          </table:table-cell>
          <table:table-cell table:style-name="ce1" office:value-type="string" calcext:value-type="string">
            <text:p>Clingo VSIDS</text:p>
          </table:table-cell>
          <table:table-cell table:style-name="ce1" office:value-type="string" calcext:value-type="string">
            <text:p>Pred Offline</text:p>
          </table:table-cell>
          <table:table-cell table:style-name="ce1" office:value-type="string" calcext:value-type="string">
            <text:p>Pred Offline + Restarts</text:p>
          </table:table-cell>
          <table:table-cell table:style-name="ce1" office:value-type="string" calcext:value-type="string">
            <text:p>Clingo VSIDS</text:p>
          </table:table-cell>
          <table:table-cell table:style-name="ce1" office:value-type="string" calcext:value-type="string">
            <text:p>Pred Offline</text:p>
          </table:table-cell>
          <table:table-cell table:style-name="ce1" office:value-type="string" calcext:value-type="string">
            <text:p>Pred Offline + Restarts</text:p>
          </table:table-cell>
        </table:table-row>
        <table:table-row table:style-name="ro2">
          <table:table-cell office:value-type="string" calcext:value-type="string">
            <text:p>07-partner_units_polynomial-28-0.asp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7" calcext:value-type="float">
            <text:p>0.317</text:p>
          </table:table-cell>
          <table:table-cell office:value-type="float" office:value="0.851" calcext:value-type="float">
            <text:p>0.851</text:p>
          </table:table-cell>
          <table:table-cell office:value-type="float" office:value="15.8" calcext:value-type="float">
            <text:p>15.8</text:p>
          </table:table-cell>
          <table:table-cell table:number-columns-repeated="2" office:value-type="float" office:value="36.3" calcext:value-type="float">
            <text:p>36.3</text:p>
          </table:table-cell>
        </table:table-row>
        <table:table-row table:style-name="ro2">
          <table:table-cell office:value-type="string" calcext:value-type="string">
            <text:p>10-partner_units_polynomial-58-0.asp</text:p>
          </table:table-cell>
          <table:table-cell office:value-type="float" office:value="38.31" calcext:value-type="float">
            <text:p>38.31</text:p>
          </table:table-cell>
          <table:table-cell office:value-type="float" office:value="2.629" calcext:value-type="float">
            <text:p>2.629</text:p>
          </table:table-cell>
          <table:table-cell office:value-type="float" office:value="11.225" calcext:value-type="float">
            <text:p>11.225</text:p>
          </table:table-cell>
          <table:table-cell office:value-type="float" office:value="78.3" calcext:value-type="float">
            <text:p>78.3</text:p>
          </table:table-cell>
          <table:table-cell table:number-columns-repeated="2" office:value-type="float" office:value="137.6" calcext:value-type="float">
            <text:p>137.6</text:p>
          </table:table-cell>
        </table:table-row>
        <table:table-row table:style-name="ro2">
          <table:table-cell office:value-type="string" calcext:value-type="string">
            <text:p>100-partner_units-100-0.asp</text:p>
          </table:table-cell>
          <table:table-cell office:value-type="float" office:value="77.839" calcext:value-type="float">
            <text:p>77.839</text:p>
          </table:table-cell>
          <table:table-cell office:value-type="float" office:value="292.733" calcext:value-type="float">
            <text:p>292.733</text:p>
          </table:table-cell>
          <table:table-cell office:value-type="float" office:value="205.657" calcext:value-type="float">
            <text:p>205.657</text:p>
          </table:table-cell>
          <table:table-cell office:value-type="float" office:value="241" calcext:value-type="float">
            <text:p>241</text:p>
          </table:table-cell>
          <table:table-cell office:value-type="float" office:value="608.2" calcext:value-type="float">
            <text:p>608.2</text:p>
          </table:table-cell>
          <table:table-cell office:value-type="float" office:value="609.1" calcext:value-type="float">
            <text:p>609.1</text:p>
          </table:table-cell>
        </table:table-row>
        <table:table-row table:style-name="ro2">
          <table:table-cell office:value-type="string" calcext:value-type="string">
            <text:p>101-partner_units-100-0.asp</text:p>
          </table:table-cell>
          <table:table-cell office:value-type="float" office:value="15.169" calcext:value-type="float">
            <text:p>15.169</text:p>
          </table:table-cell>
          <table:table-cell office:value-type="float" office:value="46.855" calcext:value-type="float">
            <text:p>46.855</text:p>
          </table:table-cell>
          <table:table-cell office:value-type="float" office:value="911.906" calcext:value-type="float">
            <text:p>911.906</text:p>
          </table:table-cell>
          <table:table-cell office:value-type="float" office:value="232.3" calcext:value-type="float">
            <text:p>232.3</text:p>
          </table:table-cell>
          <table:table-cell office:value-type="float" office:value="603.7" calcext:value-type="float">
            <text:p>603.7</text:p>
          </table:table-cell>
          <table:table-cell office:value-type="float" office:value="601.9" calcext:value-type="float">
            <text:p>601.9</text:p>
          </table:table-cell>
        </table:table-row>
        <table:table-row table:style-name="ro2">
          <table:table-cell office:value-type="string" calcext:value-type="string">
            <text:p>102-partner_units-100-0.asp</text:p>
          </table:table-cell>
          <table:table-cell office:value-type="float" office:value="5.56" calcext:value-type="float">
            <text:p>5.56</text:p>
          </table:table-cell>
          <table:table-cell office:value-type="float" office:value="63.194" calcext:value-type="float">
            <text:p>63.194</text:p>
          </table:table-cell>
          <table:table-cell office:value-type="float" office:value="205.869" calcext:value-type="float">
            <text:p>205.869</text:p>
          </table:table-cell>
          <table:table-cell office:value-type="float" office:value="233.7" calcext:value-type="float">
            <text:p>233.7</text:p>
          </table:table-cell>
          <table:table-cell office:value-type="float" office:value="605.5" calcext:value-type="float">
            <text:p>605.5</text:p>
          </table:table-cell>
          <table:table-cell office:value-type="float" office:value="606.3" calcext:value-type="float">
            <text:p>606.3</text:p>
          </table:table-cell>
        </table:table-row>
        <table:table-row table:style-name="ro2">
          <table:table-cell office:value-type="string" calcext:value-type="string">
            <text:p>103-partner_units-100-0.asp</text:p>
          </table:table-cell>
          <table:table-cell office:value-type="float" office:value="13.724" calcext:value-type="float">
            <text:p>13.724</text:p>
          </table:table-cell>
          <table:table-cell office:value-type="float" office:value="34.7" calcext:value-type="float">
            <text:p>34.7</text:p>
          </table:table-cell>
          <table:table-cell office:value-type="float" office:value="68.014" calcext:value-type="float">
            <text:p>68.014</text:p>
          </table:table-cell>
          <table:table-cell office:value-type="float" office:value="234.3" calcext:value-type="float">
            <text:p>234.3</text:p>
          </table:table-cell>
          <table:table-cell office:value-type="float" office:value="618.4" calcext:value-type="float">
            <text:p>618.4</text:p>
          </table:table-cell>
          <table:table-cell office:value-type="float" office:value="619.5" calcext:value-type="float">
            <text:p>619.5</text:p>
          </table:table-cell>
        </table:table-row>
        <table:table-row table:style-name="ro2">
          <table:table-cell office:value-type="string" calcext:value-type="string">
            <text:p>104-partner_units-100-0.asp</text:p>
          </table:table-cell>
          <table:table-cell office:value-type="float" office:value="34.346" calcext:value-type="float">
            <text:p>34.346</text:p>
          </table:table-cell>
          <table:table-cell office:value-type="float" office:value="132" calcext:value-type="float">
            <text:p>132</text:p>
          </table:table-cell>
          <table:table-cell office:value-type="float" office:value="61.922" calcext:value-type="float">
            <text:p>61.922</text:p>
          </table:table-cell>
          <table:table-cell office:value-type="float" office:value="236.3" calcext:value-type="float">
            <text:p>236.3</text:p>
          </table:table-cell>
          <table:table-cell office:value-type="float" office:value="608.6" calcext:value-type="float">
            <text:p>608.6</text:p>
          </table:table-cell>
          <table:table-cell office:value-type="float" office:value="612.9" calcext:value-type="float">
            <text:p>612.9</text:p>
          </table:table-cell>
        </table:table-row>
        <table:table-row table:style-name="ro2">
          <table:table-cell office:value-type="string" calcext:value-type="string">
            <text:p>105-partner_units-100-0.asp</text:p>
          </table:table-cell>
          <table:table-cell office:value-type="float" office:value="10.108" calcext:value-type="float">
            <text:p>10.108</text:p>
          </table:table-cell>
          <table:table-cell office:value-type="float" office:value="122.578" calcext:value-type="float">
            <text:p>122.578</text:p>
          </table:table-cell>
          <table:table-cell office:value-type="float" office:value="167.223" calcext:value-type="float">
            <text:p>167.223</text:p>
          </table:table-cell>
          <table:table-cell office:value-type="float" office:value="234.1" calcext:value-type="float">
            <text:p>234.1</text:p>
          </table:table-cell>
          <table:table-cell office:value-type="float" office:value="599.2" calcext:value-type="float">
            <text:p>599.2</text:p>
          </table:table-cell>
          <table:table-cell office:value-type="float" office:value="599.6" calcext:value-type="float">
            <text:p>599.6</text:p>
          </table:table-cell>
        </table:table-row>
        <table:table-row table:style-name="ro2">
          <table:table-cell office:value-type="string" calcext:value-type="string">
            <text:p>106-partner_units-100-0.asp</text:p>
          </table:table-cell>
          <table:table-cell office:value-type="float" office:value="21.332" calcext:value-type="float">
            <text:p>21.332</text:p>
          </table:table-cell>
          <table:table-cell office:value-type="float" office:value="61.912" calcext:value-type="float">
            <text:p>61.912</text:p>
          </table:table-cell>
          <table:table-cell office:value-type="float" office:value="88.35" calcext:value-type="float">
            <text:p>88.35</text:p>
          </table:table-cell>
          <table:table-cell office:value-type="float" office:value="233.5" calcext:value-type="float">
            <text:p>233.5</text:p>
          </table:table-cell>
          <table:table-cell office:value-type="float" office:value="601.3" calcext:value-type="float">
            <text:p>601.3</text:p>
          </table:table-cell>
          <table:table-cell office:value-type="float" office:value="598.7" calcext:value-type="float">
            <text:p>598.7</text:p>
          </table:table-cell>
        </table:table-row>
        <table:table-row table:style-name="ro2">
          <table:table-cell office:value-type="string" calcext:value-type="string">
            <text:p>107-partner_units-100-0.asp</text:p>
          </table:table-cell>
          <table:table-cell office:value-type="float" office:value="20.228" calcext:value-type="float">
            <text:p>20.228</text:p>
          </table:table-cell>
          <table:table-cell office:value-type="float" office:value="301.581" calcext:value-type="float">
            <text:p>301.581</text:p>
          </table:table-cell>
          <table:table-cell office:value-type="float" office:value="911.233" calcext:value-type="float">
            <text:p>911.233</text:p>
          </table:table-cell>
          <table:table-cell office:value-type="float" office:value="233" calcext:value-type="float">
            <text:p>233</text:p>
          </table:table-cell>
          <table:table-cell office:value-type="float" office:value="609.1" calcext:value-type="float">
            <text:p>609.1</text:p>
          </table:table-cell>
          <table:table-cell office:value-type="float" office:value="608.4" calcext:value-type="float">
            <text:p>608.4</text:p>
          </table:table-cell>
        </table:table-row>
        <table:table-row table:style-name="ro2">
          <table:table-cell office:value-type="string" calcext:value-type="string">
            <text:p>108-partner_units-100-0.asp</text:p>
          </table:table-cell>
          <table:table-cell office:value-type="float" office:value="21.239" calcext:value-type="float">
            <text:p>21.239</text:p>
          </table:table-cell>
          <table:table-cell office:value-type="float" office:value="911.298" calcext:value-type="float">
            <text:p>911.298</text:p>
          </table:table-cell>
          <table:table-cell office:value-type="float" office:value="911.972" calcext:value-type="float">
            <text:p>911.972</text:p>
          </table:table-cell>
          <table:table-cell office:value-type="float" office:value="237.9" calcext:value-type="float">
            <text:p>237.9</text:p>
          </table:table-cell>
          <table:table-cell office:value-type="float" office:value="603" calcext:value-type="float">
            <text:p>603</text:p>
          </table:table-cell>
          <table:table-cell office:value-type="float" office:value="598.7" calcext:value-type="float">
            <text:p>598.7</text:p>
          </table:table-cell>
        </table:table-row>
        <table:table-row table:style-name="ro2">
          <table:table-cell office:value-type="string" calcext:value-type="string">
            <text:p>109-partner_units-100-0.asp</text:p>
          </table:table-cell>
          <table:table-cell office:value-type="float" office:value="3.405" calcext:value-type="float">
            <text:p>3.405</text:p>
          </table:table-cell>
          <table:table-cell office:value-type="float" office:value="151.514" calcext:value-type="float">
            <text:p>151.514</text:p>
          </table:table-cell>
          <table:table-cell office:value-type="float" office:value="239.461" calcext:value-type="float">
            <text:p>239.461</text:p>
          </table:table-cell>
          <table:table-cell office:value-type="float" office:value="233.9" calcext:value-type="float">
            <text:p>233.9</text:p>
          </table:table-cell>
          <table:table-cell office:value-type="float" office:value="604.7" calcext:value-type="float">
            <text:p>604.7</text:p>
          </table:table-cell>
          <table:table-cell office:value-type="float" office:value="605.4" calcext:value-type="float">
            <text:p>605.4</text:p>
          </table:table-cell>
        </table:table-row>
        <table:table-row table:style-name="ro2">
          <table:table-cell office:value-type="string" calcext:value-type="string">
            <text:p>111-partner_units_polynomial-100-0.asp</text:p>
          </table:table-cell>
          <table:table-cell office:value-type="float" office:value="911.46" calcext:value-type="float">
            <text:p>911.46</text:p>
          </table:table-cell>
          <table:table-cell office:value-type="float" office:value="911.918" calcext:value-type="float">
            <text:p>911.918</text:p>
          </table:table-cell>
          <table:table-cell office:value-type="float" office:value="912.008" calcext:value-type="float">
            <text:p>912.008</text:p>
          </table:table-cell>
          <table:table-cell office:value-type="float" office:value="337.1" calcext:value-type="float">
            <text:p>337.1</text:p>
          </table:table-cell>
          <table:table-cell office:value-type="float" office:value="610.2" calcext:value-type="float">
            <text:p>610.2</text:p>
          </table:table-cell>
          <table:table-cell office:value-type="float" office:value="612.5" calcext:value-type="float">
            <text:p>612.5</text:p>
          </table:table-cell>
        </table:table-row>
        <table:table-row table:style-name="ro2">
          <table:table-cell office:value-type="string" calcext:value-type="string">
            <text:p>112-partner_units_polynomial-100-0.asp</text:p>
          </table:table-cell>
          <table:table-cell office:value-type="float" office:value="911.358" calcext:value-type="float">
            <text:p>911.358</text:p>
          </table:table-cell>
          <table:table-cell office:value-type="float" office:value="911.096" calcext:value-type="float">
            <text:p>911.096</text:p>
          </table:table-cell>
          <table:table-cell office:value-type="float" office:value="911.86" calcext:value-type="float">
            <text:p>911.86</text:p>
          </table:table-cell>
          <table:table-cell office:value-type="float" office:value="271.8" calcext:value-type="float">
            <text:p>271.8</text:p>
          </table:table-cell>
          <table:table-cell office:value-type="float" office:value="614.8" calcext:value-type="float">
            <text:p>614.8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2">
          <table:table-cell office:value-type="string" calcext:value-type="string">
            <text:p>114-partner_units_polynomial-100-0.asp</text:p>
          </table:table-cell>
          <table:table-cell office:value-type="float" office:value="911.718" calcext:value-type="float">
            <text:p>911.718</text:p>
          </table:table-cell>
          <table:table-cell office:value-type="float" office:value="911.602" calcext:value-type="float">
            <text:p>911.602</text:p>
          </table:table-cell>
          <table:table-cell office:value-type="float" office:value="911.358" calcext:value-type="float">
            <text:p>911.358</text:p>
          </table:table-cell>
          <table:table-cell office:value-type="float" office:value="270.1" calcext:value-type="float">
            <text:p>270.1</text:p>
          </table:table-cell>
          <table:table-cell office:value-type="float" office:value="615.9" calcext:value-type="float">
            <text:p>615.9</text:p>
          </table:table-cell>
          <table:table-cell office:value-type="float" office:value="614.6" calcext:value-type="float">
            <text:p>614.6</text:p>
          </table:table-cell>
        </table:table-row>
        <table:table-row table:style-name="ro2">
          <table:table-cell office:value-type="string" calcext:value-type="string">
            <text:p>115-partner_units_polynomial-100-0.asp</text:p>
          </table:table-cell>
          <table:table-cell office:value-type="float" office:value="911.336" calcext:value-type="float">
            <text:p>911.336</text:p>
          </table:table-cell>
          <table:table-cell office:value-type="float" office:value="911.311" calcext:value-type="float">
            <text:p>911.311</text:p>
          </table:table-cell>
          <table:table-cell office:value-type="float" office:value="911.048" calcext:value-type="float">
            <text:p>911.048</text:p>
          </table:table-cell>
          <table:table-cell office:value-type="float" office:value="290" calcext:value-type="float">
            <text:p>290</text:p>
          </table:table-cell>
          <table:table-cell office:value-type="float" office:value="609.4" calcext:value-type="float">
            <text:p>609.4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116-partner_units_polynomial-100-0.asp</text:p>
          </table:table-cell>
          <table:table-cell office:value-type="float" office:value="911.514" calcext:value-type="float">
            <text:p>911.514</text:p>
          </table:table-cell>
          <table:table-cell office:value-type="float" office:value="911.227" calcext:value-type="float">
            <text:p>911.227</text:p>
          </table:table-cell>
          <table:table-cell office:value-type="float" office:value="911.502" calcext:value-type="float">
            <text:p>911.502</text:p>
          </table:table-cell>
          <table:table-cell office:value-type="float" office:value="283.7" calcext:value-type="float">
            <text:p>283.7</text:p>
          </table:table-cell>
          <table:table-cell office:value-type="float" office:value="600.1" calcext:value-type="float">
            <text:p>600.1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2">
          <table:table-cell office:value-type="string" calcext:value-type="string">
            <text:p>119-partner_units_polynomial-100-0.asp</text:p>
          </table:table-cell>
          <table:table-cell office:value-type="float" office:value="911.257" calcext:value-type="float">
            <text:p>911.257</text:p>
          </table:table-cell>
          <table:table-cell office:value-type="float" office:value="911.507" calcext:value-type="float">
            <text:p>911.507</text:p>
          </table:table-cell>
          <table:table-cell office:value-type="float" office:value="911.377" calcext:value-type="float">
            <text:p>911.377</text:p>
          </table:table-cell>
          <table:table-cell office:value-type="float" office:value="307.3" calcext:value-type="float">
            <text:p>307.3</text:p>
          </table:table-cell>
          <table:table-cell office:value-type="float" office:value="610" calcext:value-type="float">
            <text:p>610</text:p>
          </table:table-cell>
          <table:table-cell office:value-type="float" office:value="611.6" calcext:value-type="float">
            <text:p>611.6</text:p>
          </table:table-cell>
        </table:table-row>
        <table:table-row table:style-name="ro2">
          <table:table-cell office:value-type="string" calcext:value-type="string">
            <text:p>121-partner_units_polynomial-100-0.asp</text:p>
          </table:table-cell>
          <table:table-cell office:value-type="float" office:value="911.551" calcext:value-type="float">
            <text:p>911.551</text:p>
          </table:table-cell>
          <table:table-cell office:value-type="float" office:value="911.44" calcext:value-type="float">
            <text:p>911.44</text:p>
          </table:table-cell>
          <table:table-cell office:value-type="float" office:value="911.483" calcext:value-type="float">
            <text:p>911.483</text:p>
          </table:table-cell>
          <table:table-cell office:value-type="float" office:value="285.9" calcext:value-type="float">
            <text:p>285.9</text:p>
          </table:table-cell>
          <table:table-cell office:value-type="float" office:value="602.6" calcext:value-type="float">
            <text:p>602.6</text:p>
          </table:table-cell>
          <table:table-cell office:value-type="float" office:value="601.9" calcext:value-type="float">
            <text:p>601.9</text:p>
          </table:table-cell>
        </table:table-row>
        <table:table-row table:style-name="ro2">
          <table:table-cell office:value-type="string" calcext:value-type="string">
            <text:p>123-partner_units_polynomial-100-0.asp</text:p>
          </table:table-cell>
          <table:table-cell office:value-type="float" office:value="911.528" calcext:value-type="float">
            <text:p>911.528</text:p>
          </table:table-cell>
          <table:table-cell office:value-type="float" office:value="911.617" calcext:value-type="float">
            <text:p>911.617</text:p>
          </table:table-cell>
          <table:table-cell office:value-type="float" office:value="912.008" calcext:value-type="float">
            <text:p>912.008</text:p>
          </table:table-cell>
          <table:table-cell office:value-type="float" office:value="270.5" calcext:value-type="float">
            <text:p>270.5</text:p>
          </table:table-cell>
          <table:table-cell office:value-type="float" office:value="607.6" calcext:value-type="float">
            <text:p>607.6</text:p>
          </table:table-cell>
          <table:table-cell office:value-type="float" office:value="606.6" calcext:value-type="float">
            <text:p>606.6</text:p>
          </table:table-cell>
        </table:table-row>
        <table:table-row table:style-name="ro2">
          <table:table-cell office:value-type="string" calcext:value-type="string">
            <text:p>124-partner_units_polynomial-100-0.asp</text:p>
          </table:table-cell>
          <table:table-cell office:value-type="float" office:value="911.656" calcext:value-type="float">
            <text:p>911.656</text:p>
          </table:table-cell>
          <table:table-cell office:value-type="float" office:value="911.237" calcext:value-type="float">
            <text:p>911.237</text:p>
          </table:table-cell>
          <table:table-cell office:value-type="float" office:value="911.437" calcext:value-type="float">
            <text:p>911.437</text:p>
          </table:table-cell>
          <table:table-cell office:value-type="float" office:value="288.8" calcext:value-type="float">
            <text:p>288.8</text:p>
          </table:table-cell>
          <table:table-cell office:value-type="float" office:value="613.9" calcext:value-type="float">
            <text:p>613.9</text:p>
          </table:table-cell>
          <table:table-cell office:value-type="float" office:value="610.9" calcext:value-type="float">
            <text:p>610.9</text:p>
          </table:table-cell>
        </table:table-row>
        <table:table-row table:style-name="ro2">
          <table:table-cell office:value-type="string" calcext:value-type="string">
            <text:p>125-partner_units_polynomial-100-0.asp</text:p>
          </table:table-cell>
          <table:table-cell office:value-type="float" office:value="911.143" calcext:value-type="float">
            <text:p>911.143</text:p>
          </table:table-cell>
          <table:table-cell office:value-type="float" office:value="911.483" calcext:value-type="float">
            <text:p>911.483</text:p>
          </table:table-cell>
          <table:table-cell office:value-type="float" office:value="911.21" calcext:value-type="float">
            <text:p>911.21</text:p>
          </table:table-cell>
          <table:table-cell office:value-type="float" office:value="266.1" calcext:value-type="float">
            <text:p>266.1</text:p>
          </table:table-cell>
          <table:table-cell office:value-type="float" office:value="603.9" calcext:value-type="float">
            <text:p>603.9</text:p>
          </table:table-cell>
          <table:table-cell office:value-type="float" office:value="604.4" calcext:value-type="float">
            <text:p>604.4</text:p>
          </table:table-cell>
        </table:table-row>
        <table:table-row table:style-name="ro2">
          <table:table-cell office:value-type="string" calcext:value-type="string">
            <text:p>127-partner_units_polynomial-100-0.asp</text:p>
          </table:table-cell>
          <table:table-cell office:value-type="float" office:value="911.28" calcext:value-type="float">
            <text:p>911.28</text:p>
          </table:table-cell>
          <table:table-cell office:value-type="float" office:value="911.764" calcext:value-type="float">
            <text:p>911.764</text:p>
          </table:table-cell>
          <table:table-cell office:value-type="float" office:value="911.966" calcext:value-type="float">
            <text:p>911.966</text:p>
          </table:table-cell>
          <table:table-cell office:value-type="float" office:value="287.6" calcext:value-type="float">
            <text:p>287.6</text:p>
          </table:table-cell>
          <table:table-cell office:value-type="float" office:value="602.5" calcext:value-type="float">
            <text:p>602.5</text:p>
          </table:table-cell>
          <table:table-cell office:value-type="float" office:value="599.5" calcext:value-type="float">
            <text:p>599.5</text:p>
          </table:table-cell>
        </table:table-row>
        <table:table-row table:style-name="ro2">
          <table:table-cell office:value-type="string" calcext:value-type="string">
            <text:p>128-partner_units_polynomial-100-0.asp</text:p>
          </table:table-cell>
          <table:table-cell office:value-type="float" office:value="911.536" calcext:value-type="float">
            <text:p>911.536</text:p>
          </table:table-cell>
          <table:table-cell office:value-type="float" office:value="911.848" calcext:value-type="float">
            <text:p>911.848</text:p>
          </table:table-cell>
          <table:table-cell office:value-type="float" office:value="911.448" calcext:value-type="float">
            <text:p>911.448</text:p>
          </table:table-cell>
          <table:table-cell office:value-type="float" office:value="272.7" calcext:value-type="float">
            <text:p>272.7</text:p>
          </table:table-cell>
          <table:table-cell office:value-type="float" office:value="601.5" calcext:value-type="float">
            <text:p>601.5</text:p>
          </table:table-cell>
          <table:table-cell office:value-type="float" office:value="602.3" calcext:value-type="float">
            <text:p>602.3</text:p>
          </table:table-cell>
        </table:table-row>
        <table:table-row table:style-name="ro2">
          <table:table-cell office:value-type="string" calcext:value-type="string">
            <text:p>129-partner_units_polynomial-100-0.asp</text:p>
          </table:table-cell>
          <table:table-cell office:value-type="float" office:value="911.687" calcext:value-type="float">
            <text:p>911.687</text:p>
          </table:table-cell>
          <table:table-cell office:value-type="float" office:value="911.582" calcext:value-type="float">
            <text:p>911.582</text:p>
          </table:table-cell>
          <table:table-cell office:value-type="float" office:value="911.118" calcext:value-type="float">
            <text:p>911.118</text:p>
          </table:table-cell>
          <table:table-cell office:value-type="float" office:value="292.3" calcext:value-type="float">
            <text:p>292.3</text:p>
          </table:table-cell>
          <table:table-cell office:value-type="float" office:value="599.9" calcext:value-type="float">
            <text:p>599.9</text:p>
          </table:table-cell>
          <table:table-cell office:value-type="float" office:value="602.1" calcext:value-type="float">
            <text:p>602.1</text:p>
          </table:table-cell>
        </table:table-row>
        <table:table-row table:style-name="ro2">
          <table:table-cell office:value-type="string" calcext:value-type="string">
            <text:p>131-partner_units-100-0.asp</text:p>
          </table:table-cell>
          <table:table-cell office:value-type="float" office:value="197.485" calcext:value-type="float">
            <text:p>197.485</text:p>
          </table:table-cell>
          <table:table-cell office:value-type="float" office:value="77.083" calcext:value-type="float">
            <text:p>77.083</text:p>
          </table:table-cell>
          <table:table-cell office:value-type="float" office:value="436.178" calcext:value-type="float">
            <text:p>436.178</text:p>
          </table:table-cell>
          <table:table-cell office:value-type="float" office:value="243.8" calcext:value-type="float">
            <text:p>243.8</text:p>
          </table:table-cell>
          <table:table-cell office:value-type="float" office:value="611.1" calcext:value-type="float">
            <text:p>611.1</text:p>
          </table:table-cell>
          <table:table-cell office:value-type="float" office:value="610.9" calcext:value-type="float">
            <text:p>610.9</text:p>
          </table:table-cell>
        </table:table-row>
        <table:table-row table:style-name="ro2">
          <table:table-cell office:value-type="string" calcext:value-type="string">
            <text:p>132-partner_units-100-0.asp</text:p>
          </table:table-cell>
          <table:table-cell office:value-type="float" office:value="479.297" calcext:value-type="float">
            <text:p>479.297</text:p>
          </table:table-cell>
          <table:table-cell office:value-type="float" office:value="74.108" calcext:value-type="float">
            <text:p>74.108</text:p>
          </table:table-cell>
          <table:table-cell office:value-type="float" office:value="103.56" calcext:value-type="float">
            <text:p>103.56</text:p>
          </table:table-cell>
          <table:table-cell office:value-type="float" office:value="279" calcext:value-type="float">
            <text:p>279</text:p>
          </table:table-cell>
          <table:table-cell office:value-type="float" office:value="610.8" calcext:value-type="float">
            <text:p>610.8</text:p>
          </table:table-cell>
          <table:table-cell office:value-type="float" office:value="609.2" calcext:value-type="float">
            <text:p>609.2</text:p>
          </table:table-cell>
        </table:table-row>
        <table:table-row table:style-name="ro2">
          <table:table-cell office:value-type="string" calcext:value-type="string">
            <text:p>133-partner_units-100-0.asp</text:p>
          </table:table-cell>
          <table:table-cell office:value-type="float" office:value="44.377" calcext:value-type="float">
            <text:p>44.377</text:p>
          </table:table-cell>
          <table:table-cell office:value-type="float" office:value="64.979" calcext:value-type="float">
            <text:p>64.979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236.7" calcext:value-type="float">
            <text:p>236.7</text:p>
          </table:table-cell>
          <table:table-cell office:value-type="float" office:value="617.8" calcext:value-type="float">
            <text:p>617.8</text:p>
          </table:table-cell>
          <table:table-cell office:value-type="float" office:value="619.7" calcext:value-type="float">
            <text:p>619.7</text:p>
          </table:table-cell>
        </table:table-row>
        <table:table-row table:style-name="ro2">
          <table:table-cell office:value-type="string" calcext:value-type="string">
            <text:p>134-partner_units-100-0.asp</text:p>
          </table:table-cell>
          <table:table-cell office:value-type="float" office:value="47.404" calcext:value-type="float">
            <text:p>47.404</text:p>
          </table:table-cell>
          <table:table-cell office:value-type="float" office:value="657.398" calcext:value-type="float">
            <text:p>657.398</text:p>
          </table:table-cell>
          <table:table-cell office:value-type="float" office:value="911.266" calcext:value-type="float">
            <text:p>911.266</text:p>
          </table:table-cell>
          <table:table-cell office:value-type="float" office:value="237.4" calcext:value-type="float">
            <text:p>237.4</text:p>
          </table:table-cell>
          <table:table-cell office:value-type="float" office:value="610.4" calcext:value-type="float">
            <text:p>610.4</text:p>
          </table:table-cell>
          <table:table-cell office:value-type="float" office:value="614.3" calcext:value-type="float">
            <text:p>614.3</text:p>
          </table:table-cell>
        </table:table-row>
        <table:table-row table:style-name="ro2">
          <table:table-cell office:value-type="string" calcext:value-type="string">
            <text:p>135-partner_units-100-0.asp</text:p>
          </table:table-cell>
          <table:table-cell office:value-type="float" office:value="43.375" calcext:value-type="float">
            <text:p>43.375</text:p>
          </table:table-cell>
          <table:table-cell office:value-type="float" office:value="911.517" calcext:value-type="float">
            <text:p>911.517</text:p>
          </table:table-cell>
          <table:table-cell office:value-type="float" office:value="911.206" calcext:value-type="float">
            <text:p>911.206</text:p>
          </table:table-cell>
          <table:table-cell office:value-type="float" office:value="235" calcext:value-type="float">
            <text:p>235</text:p>
          </table:table-cell>
          <table:table-cell office:value-type="float" office:value="609.7" calcext:value-type="float">
            <text:p>609.7</text:p>
          </table:table-cell>
          <table:table-cell office:value-type="float" office:value="611.8" calcext:value-type="float">
            <text:p>611.8</text:p>
          </table:table-cell>
        </table:table-row>
        <table:table-row table:style-name="ro2">
          <table:table-cell office:value-type="string" calcext:value-type="string">
            <text:p>144-partner_units-100-0.asp</text:p>
          </table:table-cell>
          <table:table-cell office:value-type="float" office:value="576.973" calcext:value-type="float">
            <text:p>576.973</text:p>
          </table:table-cell>
          <table:table-cell office:value-type="float" office:value="41.688" calcext:value-type="float">
            <text:p>41.688</text:p>
          </table:table-cell>
          <table:table-cell office:value-type="float" office:value="44.725" calcext:value-type="float">
            <text:p>44.725</text:p>
          </table:table-cell>
          <table:table-cell office:value-type="float" office:value="278" calcext:value-type="float">
            <text:p>278</text:p>
          </table:table-cell>
          <table:table-cell office:value-type="float" office:value="610.9" calcext:value-type="float">
            <text:p>610.9</text:p>
          </table:table-cell>
          <table:table-cell office:value-type="float" office:value="609.9" calcext:value-type="float">
            <text:p>609.9</text:p>
          </table:table-cell>
        </table:table-row>
        <table:table-row table:style-name="ro2">
          <table:table-cell office:value-type="string" calcext:value-type="string">
            <text:p>150-partner_units-100-0.asp</text:p>
          </table:table-cell>
          <table:table-cell office:value-type="float" office:value="2.172" calcext:value-type="float">
            <text:p>2.172</text:p>
          </table:table-cell>
          <table:table-cell office:value-type="float" office:value="27.532" calcext:value-type="float">
            <text:p>27.532</text:p>
          </table:table-cell>
          <table:table-cell office:value-type="float" office:value="141.911" calcext:value-type="float">
            <text:p>141.911</text:p>
          </table:table-cell>
          <table:table-cell office:value-type="float" office:value="233.6" calcext:value-type="float">
            <text:p>233.6</text:p>
          </table:table-cell>
          <table:table-cell office:value-type="float" office:value="611.4" calcext:value-type="float">
            <text:p>611.4</text:p>
          </table:table-cell>
          <table:table-cell office:value-type="float" office:value="613.5" calcext:value-type="float">
            <text:p>613.5</text:p>
          </table:table-cell>
        </table:table-row>
        <table:table-row table:style-name="ro2">
          <table:table-cell office:value-type="string" calcext:value-type="string">
            <text:p>151-partner_units-100-0.asp</text:p>
          </table:table-cell>
          <table:table-cell office:value-type="float" office:value="26.393" calcext:value-type="float">
            <text:p>26.393</text:p>
          </table:table-cell>
          <table:table-cell office:value-type="float" office:value="49.977" calcext:value-type="float">
            <text:p>49.977</text:p>
          </table:table-cell>
          <table:table-cell office:value-type="float" office:value="40.795" calcext:value-type="float">
            <text:p>40.795</text:p>
          </table:table-cell>
          <table:table-cell office:value-type="float" office:value="236.8" calcext:value-type="float">
            <text:p>236.8</text:p>
          </table:table-cell>
          <table:table-cell office:value-type="float" office:value="610.8" calcext:value-type="float">
            <text:p>610.8</text:p>
          </table:table-cell>
          <table:table-cell office:value-type="float" office:value="609.4" calcext:value-type="float">
            <text:p>609.4</text:p>
          </table:table-cell>
        </table:table-row>
        <table:table-row table:style-name="ro2">
          <table:table-cell office:value-type="string" calcext:value-type="string">
            <text:p>152-partner_units-100-0.asp</text:p>
          </table:table-cell>
          <table:table-cell office:value-type="float" office:value="4.845" calcext:value-type="float">
            <text:p>4.845</text:p>
          </table:table-cell>
          <table:table-cell office:value-type="float" office:value="90.219" calcext:value-type="float">
            <text:p>90.219</text:p>
          </table:table-cell>
          <table:table-cell office:value-type="float" office:value="172.339" calcext:value-type="float">
            <text:p>172.339</text:p>
          </table:table-cell>
          <table:table-cell office:value-type="float" office:value="233.2" calcext:value-type="float">
            <text:p>233.2</text:p>
          </table:table-cell>
          <table:table-cell office:value-type="float" office:value="611" calcext:value-type="float">
            <text:p>611</text:p>
          </table:table-cell>
          <table:table-cell office:value-type="float" office:value="611.1" calcext:value-type="float">
            <text:p>611.1</text:p>
          </table:table-cell>
        </table:table-row>
        <table:table-row table:style-name="ro2">
          <table:table-cell office:value-type="string" calcext:value-type="string">
            <text:p>153-partner_units-100-0.asp</text:p>
          </table:table-cell>
          <table:table-cell office:value-type="float" office:value="8.591" calcext:value-type="float">
            <text:p>8.591</text:p>
          </table:table-cell>
          <table:table-cell office:value-type="float" office:value="67.149" calcext:value-type="float">
            <text:p>67.149</text:p>
          </table:table-cell>
          <table:table-cell office:value-type="float" office:value="424.1" calcext:value-type="float">
            <text:p>424.1</text:p>
          </table:table-cell>
          <table:table-cell office:value-type="float" office:value="234" calcext:value-type="float">
            <text:p>234</text:p>
          </table:table-cell>
          <table:table-cell office:value-type="float" office:value="616.9" calcext:value-type="float">
            <text:p>616.9</text:p>
          </table:table-cell>
          <table:table-cell office:value-type="float" office:value="616.7" calcext:value-type="float">
            <text:p>616.7</text:p>
          </table:table-cell>
        </table:table-row>
        <table:table-row table:style-name="ro2">
          <table:table-cell office:value-type="string" calcext:value-type="string">
            <text:p>154-partner_units-100-0.asp</text:p>
          </table:table-cell>
          <table:table-cell office:value-type="float" office:value="22.242" calcext:value-type="float">
            <text:p>22.242</text:p>
          </table:table-cell>
          <table:table-cell office:value-type="float" office:value="80.287" calcext:value-type="float">
            <text:p>80.287</text:p>
          </table:table-cell>
          <table:table-cell office:value-type="float" office:value="217.76" calcext:value-type="float">
            <text:p>217.76</text:p>
          </table:table-cell>
          <table:table-cell office:value-type="float" office:value="234.4" calcext:value-type="float">
            <text:p>234.4</text:p>
          </table:table-cell>
          <table:table-cell office:value-type="float" office:value="611.6" calcext:value-type="float">
            <text:p>611.6</text:p>
          </table:table-cell>
          <table:table-cell office:value-type="float" office:value="610.1" calcext:value-type="float">
            <text:p>610.1</text:p>
          </table:table-cell>
        </table:table-row>
        <table:table-row table:style-name="ro2">
          <table:table-cell office:value-type="string" calcext:value-type="string">
            <text:p>155-partner_units-100-0.asp</text:p>
          </table:table-cell>
          <table:table-cell office:value-type="float" office:value="3.407" calcext:value-type="float">
            <text:p>3.407</text:p>
          </table:table-cell>
          <table:table-cell office:value-type="float" office:value="43.731" calcext:value-type="float">
            <text:p>43.731</text:p>
          </table:table-cell>
          <table:table-cell office:value-type="float" office:value="377.664" calcext:value-type="float">
            <text:p>377.664</text:p>
          </table:table-cell>
          <table:table-cell office:value-type="float" office:value="232.4" calcext:value-type="float">
            <text:p>232.4</text:p>
          </table:table-cell>
          <table:table-cell office:value-type="float" office:value="612.8" calcext:value-type="float">
            <text:p>612.8</text:p>
          </table:table-cell>
          <table:table-cell office:value-type="float" office:value="613.4" calcext:value-type="float">
            <text:p>613.4</text:p>
          </table:table-cell>
        </table:table-row>
        <table:table-row table:style-name="ro2">
          <table:table-cell office:value-type="string" calcext:value-type="string">
            <text:p>156-partner_units-100-0.asp</text:p>
          </table:table-cell>
          <table:table-cell office:value-type="float" office:value="13.65" calcext:value-type="float">
            <text:p>13.65</text:p>
          </table:table-cell>
          <table:table-cell office:value-type="float" office:value="122.597" calcext:value-type="float">
            <text:p>122.597</text:p>
          </table:table-cell>
          <table:table-cell office:value-type="float" office:value="81.244" calcext:value-type="float">
            <text:p>81.244</text:p>
          </table:table-cell>
          <table:table-cell office:value-type="float" office:value="232.1" calcext:value-type="float">
            <text:p>232.1</text:p>
          </table:table-cell>
          <table:table-cell office:value-type="float" office:value="600.4" calcext:value-type="float">
            <text:p>600.4</text:p>
          </table:table-cell>
          <table:table-cell office:value-type="float" office:value="600.2" calcext:value-type="float">
            <text:p>600.2</text:p>
          </table:table-cell>
        </table:table-row>
        <table:table-row table:style-name="ro2">
          <table:table-cell office:value-type="string" calcext:value-type="string">
            <text:p>157-partner_units-100-0.asp</text:p>
          </table:table-cell>
          <table:table-cell office:value-type="float" office:value="14.663" calcext:value-type="float">
            <text:p>14.663</text:p>
          </table:table-cell>
          <table:table-cell office:value-type="float" office:value="111.642" calcext:value-type="float">
            <text:p>111.642</text:p>
          </table:table-cell>
          <table:table-cell office:value-type="float" office:value="75.051" calcext:value-type="float">
            <text:p>75.051</text:p>
          </table:table-cell>
          <table:table-cell office:value-type="float" office:value="234.5" calcext:value-type="float">
            <text:p>234.5</text:p>
          </table:table-cell>
          <table:table-cell office:value-type="float" office:value="608.7" calcext:value-type="float">
            <text:p>608.7</text:p>
          </table:table-cell>
          <table:table-cell office:value-type="float" office:value="610.9" calcext:value-type="float">
            <text:p>610.9</text:p>
          </table:table-cell>
        </table:table-row>
        <table:table-row table:style-name="ro2">
          <table:table-cell office:value-type="string" calcext:value-type="string">
            <text:p>158-partner_units-100-0.asp</text:p>
          </table:table-cell>
          <table:table-cell office:value-type="float" office:value="35.323" calcext:value-type="float">
            <text:p>35.323</text:p>
          </table:table-cell>
          <table:table-cell office:value-type="float" office:value="100.315" calcext:value-type="float">
            <text:p>100.315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36.5" calcext:value-type="float">
            <text:p>236.5</text:p>
          </table:table-cell>
          <table:table-cell office:value-type="float" office:value="604.3" calcext:value-type="float">
            <text:p>604.3</text:p>
          </table:table-cell>
          <table:table-cell office:value-type="float" office:value="602.8" calcext:value-type="float">
            <text:p>602.8</text:p>
          </table:table-cell>
        </table:table-row>
        <table:table-row table:style-name="ro2">
          <table:table-cell office:value-type="string" calcext:value-type="string">
            <text:p>159-partner_units-100-0.asp</text:p>
          </table:table-cell>
          <table:table-cell office:value-type="float" office:value="17.696" calcext:value-type="float">
            <text:p>17.696</text:p>
          </table:table-cell>
          <table:table-cell office:value-type="float" office:value="82.137" calcext:value-type="float">
            <text:p>82.137</text:p>
          </table:table-cell>
          <table:table-cell office:value-type="float" office:value="410.789" calcext:value-type="float">
            <text:p>410.789</text:p>
          </table:table-cell>
          <table:table-cell office:value-type="float" office:value="234.3" calcext:value-type="float">
            <text:p>234.3</text:p>
          </table:table-cell>
          <table:table-cell office:value-type="float" office:value="614" calcext:value-type="float">
            <text:p>614</text:p>
          </table:table-cell>
          <table:table-cell office:value-type="float" office:value="610.2" calcext:value-type="float">
            <text:p>610.2</text:p>
          </table:table-cell>
        </table:table-row>
        <table:table-row table:style-name="ro2">
          <table:table-cell office:value-type="string" calcext:value-type="string">
            <text:p>160-partner_units-100-0.asp</text:p>
          </table:table-cell>
          <table:table-cell office:value-type="float" office:value="34.316" calcext:value-type="float">
            <text:p>34.316</text:p>
          </table:table-cell>
          <table:table-cell office:value-type="float" office:value="723.558" calcext:value-type="float">
            <text:p>723.558</text:p>
          </table:table-cell>
          <table:table-cell office:value-type="float" office:value="911.941" calcext:value-type="float">
            <text:p>911.941</text:p>
          </table:table-cell>
          <table:table-cell office:value-type="float" office:value="236.2" calcext:value-type="float">
            <text:p>236.2</text:p>
          </table:table-cell>
          <table:table-cell office:value-type="float" office:value="619.7" calcext:value-type="float">
            <text:p>619.7</text:p>
          </table:table-cell>
          <table:table-cell office:value-type="float" office:value="615.9" calcext:value-type="float">
            <text:p>615.9</text:p>
          </table:table-cell>
        </table:table-row>
        <table:table-row table:style-name="ro2">
          <table:table-cell office:value-type="string" calcext:value-type="string">
            <text:p>161-partner_units-100-0.asp</text:p>
          </table:table-cell>
          <table:table-cell office:value-type="float" office:value="3.405" calcext:value-type="float">
            <text:p>3.405</text:p>
          </table:table-cell>
          <table:table-cell office:value-type="float" office:value="34.73" calcext:value-type="float">
            <text:p>34.73</text:p>
          </table:table-cell>
          <table:table-cell office:value-type="float" office:value="107.499" calcext:value-type="float">
            <text:p>107.499</text:p>
          </table:table-cell>
          <table:table-cell office:value-type="float" office:value="232.1" calcext:value-type="float">
            <text:p>232.1</text:p>
          </table:table-cell>
          <table:table-cell office:value-type="float" office:value="600.6" calcext:value-type="float">
            <text:p>600.6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162-partner_units-100-0.asp</text:p>
          </table:table-cell>
          <table:table-cell office:value-type="float" office:value="25.257" calcext:value-type="float">
            <text:p>25.257</text:p>
          </table:table-cell>
          <table:table-cell office:value-type="float" office:value="706.732" calcext:value-type="float">
            <text:p>706.732</text:p>
          </table:table-cell>
          <table:table-cell office:value-type="float" office:value="911.662" calcext:value-type="float">
            <text:p>911.662</text:p>
          </table:table-cell>
          <table:table-cell office:value-type="float" office:value="234.9" calcext:value-type="float">
            <text:p>234.9</text:p>
          </table:table-cell>
          <table:table-cell office:value-type="float" office:value="602.1" calcext:value-type="float">
            <text:p>602.1</text:p>
          </table:table-cell>
          <table:table-cell office:value-type="float" office:value="602.8" calcext:value-type="float">
            <text:p>602.8</text:p>
          </table:table-cell>
        </table:table-row>
        <table:table-row table:style-name="ro2">
          <table:table-cell office:value-type="string" calcext:value-type="string">
            <text:p>163-partner_units-100-0.asp</text:p>
          </table:table-cell>
          <table:table-cell office:value-type="float" office:value="18.709" calcext:value-type="float">
            <text:p>18.709</text:p>
          </table:table-cell>
          <table:table-cell office:value-type="float" office:value="93.24" calcext:value-type="float">
            <text:p>93.24</text:p>
          </table:table-cell>
          <table:table-cell office:value-type="float" office:value="79.106" calcext:value-type="float">
            <text:p>79.106</text:p>
          </table:table-cell>
          <table:table-cell office:value-type="float" office:value="233.8" calcext:value-type="float">
            <text:p>233.8</text:p>
          </table:table-cell>
          <table:table-cell office:value-type="float" office:value="603.9" calcext:value-type="float">
            <text:p>603.9</text:p>
          </table:table-cell>
          <table:table-cell office:value-type="float" office:value="608.6" calcext:value-type="float">
            <text:p>608.6</text:p>
          </table:table-cell>
        </table:table-row>
        <table:table-row table:style-name="ro2">
          <table:table-cell office:value-type="string" calcext:value-type="string">
            <text:p>164-partner_units-100-0.asp</text:p>
          </table:table-cell>
          <table:table-cell office:value-type="float" office:value="4.638" calcext:value-type="float">
            <text:p>4.638</text:p>
          </table:table-cell>
          <table:table-cell office:value-type="float" office:value="24.506" calcext:value-type="float">
            <text:p>24.506</text:p>
          </table:table-cell>
          <table:table-cell office:value-type="float" office:value="21.463" calcext:value-type="float">
            <text:p>21.463</text:p>
          </table:table-cell>
          <table:table-cell office:value-type="float" office:value="233.7" calcext:value-type="float">
            <text:p>233.7</text:p>
          </table:table-cell>
          <table:table-cell office:value-type="float" office:value="612.7" calcext:value-type="float">
            <text:p>612.7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string" calcext:value-type="string">
            <text:p>165-partner_units-100-0.asp</text:p>
          </table:table-cell>
          <table:table-cell office:value-type="float" office:value="5.556" calcext:value-type="float">
            <text:p>5.556</text:p>
          </table:table-cell>
          <table:table-cell office:value-type="float" office:value="411.142" calcext:value-type="float">
            <text:p>411.142</text:p>
          </table:table-cell>
          <table:table-cell office:value-type="float" office:value="17.903" calcext:value-type="float">
            <text:p>17.903</text:p>
          </table:table-cell>
          <table:table-cell office:value-type="float" office:value="234.5" calcext:value-type="float">
            <text:p>234.5</text:p>
          </table:table-cell>
          <table:table-cell office:value-type="float" office:value="601.4" calcext:value-type="float">
            <text:p>601.4</text:p>
          </table:table-cell>
          <table:table-cell office:value-type="float" office:value="599.8" calcext:value-type="float">
            <text:p>599.8</text:p>
          </table:table-cell>
        </table:table-row>
        <table:table-row table:style-name="ro2">
          <table:table-cell office:value-type="string" calcext:value-type="string">
            <text:p>166-partner_units-100-0.asp</text:p>
          </table:table-cell>
          <table:table-cell office:value-type="float" office:value="17.192" calcext:value-type="float">
            <text:p>17.192</text:p>
          </table:table-cell>
          <table:table-cell office:value-type="float" office:value="225.711" calcext:value-type="float">
            <text:p>225.711</text:p>
          </table:table-cell>
          <table:table-cell office:value-type="float" office:value="271.503" calcext:value-type="float">
            <text:p>271.503</text:p>
          </table:table-cell>
          <table:table-cell office:value-type="float" office:value="233.7" calcext:value-type="float">
            <text:p>233.7</text:p>
          </table:table-cell>
          <table:table-cell office:value-type="float" office:value="618.2" calcext:value-type="float">
            <text:p>618.2</text:p>
          </table:table-cell>
          <table:table-cell office:value-type="float" office:value="618" calcext:value-type="float">
            <text:p>618</text:p>
          </table:table-cell>
        </table:table-row>
        <table:table-row table:style-name="ro2">
          <table:table-cell office:value-type="string" calcext:value-type="string">
            <text:p>167-partner_units-100-0.asp</text:p>
          </table:table-cell>
          <table:table-cell office:value-type="float" office:value="2.171" calcext:value-type="float">
            <text:p>2.171</text:p>
          </table:table-cell>
          <table:table-cell office:value-type="float" office:value="107.638" calcext:value-type="float">
            <text:p>107.638</text:p>
          </table:table-cell>
          <table:table-cell office:value-type="float" office:value="258.254" calcext:value-type="float">
            <text:p>258.254</text:p>
          </table:table-cell>
          <table:table-cell office:value-type="float" office:value="232.3" calcext:value-type="float">
            <text:p>232.3</text:p>
          </table:table-cell>
          <table:table-cell office:value-type="float" office:value="599.3" calcext:value-type="float">
            <text:p>599.3</text:p>
          </table:table-cell>
          <table:table-cell office:value-type="float" office:value="598.7" calcext:value-type="float">
            <text:p>598.7</text:p>
          </table:table-cell>
        </table:table-row>
        <table:table-row table:style-name="ro2">
          <table:table-cell office:value-type="string" calcext:value-type="string">
            <text:p>168-partner_units-100-0.asp</text:p>
          </table:table-cell>
          <table:table-cell office:value-type="float" office:value="23.254" calcext:value-type="float">
            <text:p>23.254</text:p>
          </table:table-cell>
          <table:table-cell office:value-type="float" office:value="71.076" calcext:value-type="float">
            <text:p>71.076</text:p>
          </table:table-cell>
          <table:table-cell office:value-type="float" office:value="775.024" calcext:value-type="float">
            <text:p>775.024</text:p>
          </table:table-cell>
          <table:table-cell office:value-type="float" office:value="234.6" calcext:value-type="float">
            <text:p>234.6</text:p>
          </table:table-cell>
          <table:table-cell office:value-type="float" office:value="598.8" calcext:value-type="float">
            <text:p>598.8</text:p>
          </table:table-cell>
          <table:table-cell office:value-type="float" office:value="601.5" calcext:value-type="float">
            <text:p>601.5</text:p>
          </table:table-cell>
        </table:table-row>
        <table:table-row table:style-name="ro2">
          <table:table-cell office:value-type="string" calcext:value-type="string">
            <text:p>169-partner_units-100-0.asp</text:p>
          </table:table-cell>
          <table:table-cell office:value-type="float" office:value="31.422" calcext:value-type="float">
            <text:p>31.422</text:p>
          </table:table-cell>
          <table:table-cell office:value-type="float" office:value="886.618" calcext:value-type="float">
            <text:p>886.618</text:p>
          </table:table-cell>
          <table:table-cell office:value-type="float" office:value="351.872" calcext:value-type="float">
            <text:p>351.872</text:p>
          </table:table-cell>
          <table:table-cell office:value-type="float" office:value="238.1" calcext:value-type="float">
            <text:p>238.1</text:p>
          </table:table-cell>
          <table:table-cell office:value-type="float" office:value="604.7" calcext:value-type="float">
            <text:p>604.7</text:p>
          </table:table-cell>
          <table:table-cell office:value-type="float" office:value="600.1" calcext:value-type="float">
            <text:p>600.1</text:p>
          </table:table-cell>
        </table:table-row>
        <table:table-row table:style-name="ro2">
          <table:table-cell office:value-type="string" calcext:value-type="string">
            <text:p>171-partner_units_polynomial-43-0.asp</text:p>
          </table:table-cell>
          <table:table-cell office:value-type="float" office:value="0.628" calcext:value-type="float">
            <text:p>0.628</text:p>
          </table:table-cell>
          <table:table-cell office:value-type="float" office:value="1.168" calcext:value-type="float">
            <text:p>1.168</text:p>
          </table:table-cell>
          <table:table-cell office:value-type="float" office:value="3.863" calcext:value-type="float">
            <text:p>3.863</text:p>
          </table:table-cell>
          <table:table-cell office:value-type="float" office:value="29.4" calcext:value-type="float">
            <text:p>29.4</text:p>
          </table:table-cell>
          <table:table-cell table:number-columns-repeated="2" office:value-type="float" office:value="73.8" calcext:value-type="float">
            <text:p>73.8</text:p>
          </table:table-cell>
        </table:table-row>
        <table:table-row table:style-name="ro2">
          <table:table-cell office:value-type="string" calcext:value-type="string">
            <text:p>174-partner_units_polynomial-45-0.asp</text:p>
          </table:table-cell>
          <table:table-cell office:value-type="float" office:value="1.348" calcext:value-type="float">
            <text:p>1.348</text:p>
          </table:table-cell>
          <table:table-cell office:value-type="float" office:value="911.37" calcext:value-type="float">
            <text:p>911.37</text:p>
          </table:table-cell>
          <table:table-cell office:value-type="float" office:value="911.237" calcext:value-type="float">
            <text:p>911.237</text:p>
          </table:table-cell>
          <table:table-cell office:value-type="float" office:value="45.5" calcext:value-type="float">
            <text:p>45.5</text:p>
          </table:table-cell>
          <table:table-cell office:value-type="float" office:value="112.5" calcext:value-type="float">
            <text:p>112.5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2">
          <table:table-cell office:value-type="string" calcext:value-type="string">
            <text:p>175-partner_units_polynomial-75-0.asp</text:p>
          </table:table-cell>
          <table:table-cell office:value-type="float" office:value="51.403" calcext:value-type="float">
            <text:p>51.403</text:p>
          </table:table-cell>
          <table:table-cell office:value-type="float" office:value="911.42" calcext:value-type="float">
            <text:p>911.42</text:p>
          </table:table-cell>
          <table:table-cell office:value-type="float" office:value="911.224" calcext:value-type="float">
            <text:p>911.224</text:p>
          </table:table-cell>
          <table:table-cell office:value-type="float" office:value="169.9" calcext:value-type="float">
            <text:p>169.9</text:p>
          </table:table-cell>
          <table:table-cell office:value-type="float" office:value="394.8" calcext:value-type="float">
            <text:p>394.8</text:p>
          </table:table-cell>
          <table:table-cell office:value-type="float" office:value="395.9" calcext:value-type="float">
            <text:p>395.9</text:p>
          </table:table-cell>
        </table:table-row>
        <table:table-row table:style-name="ro2">
          <table:table-cell office:value-type="string" calcext:value-type="string">
            <text:p>176-partner_units_polynomial-24-0.asp</text:p>
          </table:table-cell>
          <table:table-cell office:value-type="float" office:value="0.415" calcext:value-type="float">
            <text:p>0.415</text:p>
          </table:table-cell>
          <table:table-cell office:value-type="float" office:value="911.463" calcext:value-type="float">
            <text:p>911.463</text:p>
          </table:table-cell>
          <table:table-cell office:value-type="float" office:value="911.422" calcext:value-type="float">
            <text:p>911.422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string" calcext:value-type="string">
            <text:p>177-partner_units_polynomial-24-0.asp</text:p>
          </table:table-cell>
          <table:table-cell office:value-type="float" office:value="0.207" calcext:value-type="float">
            <text:p>0.207</text:p>
          </table:table-cell>
          <table:table-cell office:value-type="float" office:value="911.669" calcext:value-type="float">
            <text:p>911.669</text:p>
          </table:table-cell>
          <table:table-cell office:value-type="float" office:value="911.129" calcext:value-type="float">
            <text:p>911.129</text:p>
          </table:table-cell>
          <table:table-cell office:value-type="float" office:value="13.7" calcext:value-type="float">
            <text:p>13.7</text:p>
          </table:table-cell>
          <table:table-cell office:value-type="float" office:value="40.9" calcext:value-type="float">
            <text:p>40.9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string" calcext:value-type="string">
            <text:p>178-partner_units_polynomial-24-0.asp</text:p>
          </table:table-cell>
          <table:table-cell office:value-type="float" office:value="0.206" calcext:value-type="float">
            <text:p>0.206</text:p>
          </table:table-cell>
          <table:table-cell office:value-type="float" office:value="911.804" calcext:value-type="float">
            <text:p>911.804</text:p>
          </table:table-cell>
          <table:table-cell office:value-type="float" office:value="911.917" calcext:value-type="float">
            <text:p>911.917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float" office:value="38.1" calcext:value-type="float">
            <text:p>38.1</text:p>
          </table:table-cell>
        </table:table-row>
        <table:table-row table:style-name="ro2">
          <table:table-cell office:value-type="string" calcext:value-type="string">
            <text:p>180-partner_units_polynomial-47-0.asp</text:p>
          </table:table-cell>
          <table:table-cell office:value-type="float" office:value="10.582" calcext:value-type="float">
            <text:p>10.582</text:p>
          </table:table-cell>
          <table:table-cell office:value-type="float" office:value="911.388" calcext:value-type="float">
            <text:p>911.388</text:p>
          </table:table-cell>
          <table:table-cell office:value-type="float" office:value="911.183" calcext:value-type="float">
            <text:p>911.183</text:p>
          </table:table-cell>
          <table:table-cell office:value-type="float" office:value="42.3" calcext:value-type="float">
            <text:p>42.3</text:p>
          </table:table-cell>
          <table:table-cell office:value-type="float" office:value="97.8" calcext:value-type="float">
            <text:p>97.8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187-partner_units_polynomial-51-0.asp</text:p>
          </table:table-cell>
          <table:table-cell office:value-type="float" office:value="1.758" calcext:value-type="float">
            <text:p>1.758</text:p>
          </table:table-cell>
          <table:table-cell office:value-type="float" office:value="911.48" calcext:value-type="float">
            <text:p>911.48</text:p>
          </table:table-cell>
          <table:table-cell office:value-type="float" office:value="911.5" calcext:value-type="float">
            <text:p>911.5</text:p>
          </table:table-cell>
          <table:table-cell office:value-type="float" office:value="59.3" calcext:value-type="float">
            <text:p>59.3</text:p>
          </table:table-cell>
          <table:table-cell office:value-type="float" office:value="149" calcext:value-type="float">
            <text:p>149</text:p>
          </table:table-cell>
          <table:table-cell office:value-type="float" office:value="150.5" calcext:value-type="float">
            <text:p>150.5</text:p>
          </table:table-cell>
        </table:table-row>
        <table:table-row table:style-name="ro2">
          <table:table-cell office:value-type="string" calcext:value-type="string">
            <text:p>188-partner_units_polynomial-57-0.asp</text:p>
          </table:table-cell>
          <table:table-cell office:value-type="float" office:value="6.555" calcext:value-type="float">
            <text:p>6.555</text:p>
          </table:table-cell>
          <table:table-cell office:value-type="float" office:value="911.494" calcext:value-type="float">
            <text:p>911.494</text:p>
          </table:table-cell>
          <table:table-cell office:value-type="float" office:value="911.28" calcext:value-type="float">
            <text:p>911.28</text:p>
          </table:table-cell>
          <table:table-cell office:value-type="float" office:value="79.1" calcext:value-type="float">
            <text:p>79.1</text:p>
          </table:table-cell>
          <table:table-cell office:value-type="float" office:value="193" calcext:value-type="float">
            <text:p>193</text:p>
          </table:table-cell>
          <table:table-cell office:value-type="float" office:value="193.8" calcext:value-type="float">
            <text:p>193.8</text:p>
          </table:table-cell>
        </table:table-row>
        <table:table-row table:style-name="ro2">
          <table:table-cell office:value-type="string" calcext:value-type="string">
            <text:p>189-partner_units_polynomial-63-0.asp</text:p>
          </table:table-cell>
          <table:table-cell office:value-type="float" office:value="64.576" calcext:value-type="float">
            <text:p>64.576</text:p>
          </table:table-cell>
          <table:table-cell office:value-type="float" office:value="911.766" calcext:value-type="float">
            <text:p>911.766</text:p>
          </table:table-cell>
          <table:table-cell office:value-type="float" office:value="911.48" calcext:value-type="float">
            <text:p>911.48</text:p>
          </table:table-cell>
          <table:table-cell office:value-type="float" office:value="116" calcext:value-type="float">
            <text:p>116</text:p>
          </table:table-cell>
          <table:table-cell office:value-type="float" office:value="248.1" calcext:value-type="float">
            <text:p>248.1</text:p>
          </table:table-cell>
          <table:table-cell office:value-type="float" office:value="250.3" calcext:value-type="float">
            <text:p>250.3</text:p>
          </table:table-cell>
        </table:table-row>
        <table:table-row table:style-name="ro2">
          <table:table-cell office:value-type="string" calcext:value-type="string">
            <text:p>190-partner_units_polynomial-69-0.asp</text:p>
          </table:table-cell>
          <table:table-cell office:value-type="float" office:value="107.743" calcext:value-type="float">
            <text:p>107.743</text:p>
          </table:table-cell>
          <table:table-cell office:value-type="float" office:value="911.209" calcext:value-type="float">
            <text:p>911.209</text:p>
          </table:table-cell>
          <table:table-cell office:value-type="float" office:value="912.007" calcext:value-type="float">
            <text:p>912.007</text:p>
          </table:table-cell>
          <table:table-cell office:value-type="float" office:value="139.4" calcext:value-type="float">
            <text:p>139.4</text:p>
          </table:table-cell>
          <table:table-cell office:value-type="float" office:value="323.5" calcext:value-type="float">
            <text:p>323.5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2">
          <table:table-cell office:value-type="string" calcext:value-type="string">
            <text:p>194-partner_units_polynomial-60-0.asp</text:p>
          </table:table-cell>
          <table:table-cell office:value-type="float" office:value="5.539" calcext:value-type="float">
            <text:p>5.539</text:p>
          </table:table-cell>
          <table:table-cell office:value-type="float" office:value="911.684" calcext:value-type="float">
            <text:p>911.684</text:p>
          </table:table-cell>
          <table:table-cell office:value-type="float" office:value="911.663" calcext:value-type="float">
            <text:p>911.663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161.1" calcext:value-type="float">
            <text:p>161.1</text:p>
          </table:table-cell>
        </table:table-row>
        <table:table-row table:style-name="ro2">
          <table:table-cell office:value-type="string" calcext:value-type="string">
            <text:p>195-partner_units_polynomial-60-0.asp</text:p>
          </table:table-cell>
          <table:table-cell office:value-type="float" office:value="2.173" calcext:value-type="float">
            <text:p>2.173</text:p>
          </table:table-cell>
          <table:table-cell office:value-type="float" office:value="911.807" calcext:value-type="float">
            <text:p>911.807</text:p>
          </table:table-cell>
          <table:table-cell office:value-type="float" office:value="911.328" calcext:value-type="float">
            <text:p>911.328</text:p>
          </table:table-cell>
          <table:table-cell office:value-type="float" office:value="53.2" calcext:value-type="float">
            <text:p>53.2</text:p>
          </table:table-cell>
          <table:table-cell table:number-columns-repeated="2" office:value-type="float" office:value="158.4" calcext:value-type="float">
            <text:p>158.4</text:p>
          </table:table-cell>
        </table:table-row>
        <table:table-row table:style-name="ro2">
          <table:table-cell office:value-type="string" calcext:value-type="string">
            <text:p>196-partner_units_polynomial-59-0.asp</text:p>
          </table:table-cell>
          <table:table-cell office:value-type="float" office:value="1.143" calcext:value-type="float">
            <text:p>1.143</text:p>
          </table:table-cell>
          <table:table-cell office:value-type="float" office:value="911.794" calcext:value-type="float">
            <text:p>911.794</text:p>
          </table:table-cell>
          <table:table-cell office:value-type="float" office:value="911.785" calcext:value-type="float">
            <text:p>911.785</text:p>
          </table:table-cell>
          <table:table-cell office:value-type="float" office:value="51.2" calcext:value-type="float">
            <text:p>51.2</text:p>
          </table:table-cell>
          <table:table-cell office:value-type="float" office:value="155.9" calcext:value-type="float">
            <text:p>155.9</text:p>
          </table:table-cell>
          <table:table-cell office:value-type="float" office:value="156.6" calcext:value-type="float">
            <text:p>156.6</text:p>
          </table:table-cell>
        </table:table-row>
        <table:table-row table:style-name="ro2">
          <table:table-cell office:value-type="string" calcext:value-type="string">
            <text:p>197-partner_units_polynomial-62-0.asp</text:p>
          </table:table-cell>
          <table:table-cell office:value-type="float" office:value="2.781" calcext:value-type="float">
            <text:p>2.781</text:p>
          </table:table-cell>
          <table:table-cell office:value-type="float" office:value="911.578" calcext:value-type="float">
            <text:p>911.578</text:p>
          </table:table-cell>
          <table:table-cell office:value-type="float" office:value="911.779" calcext:value-type="float">
            <text:p>911.779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198-partner_units_polynomial-61-0.asp</text:p>
          </table:table-cell>
          <table:table-cell office:value-type="float" office:value="0.416" calcext:value-type="float">
            <text:p>0.416</text:p>
          </table:table-cell>
          <table:table-cell office:value-type="float" office:value="468.509" calcext:value-type="float">
            <text:p>468.509</text:p>
          </table:table-cell>
          <table:table-cell office:value-type="float" office:value="465.621" calcext:value-type="float">
            <text:p>465.621</text:p>
          </table:table-cell>
          <table:table-cell office:value-type="float" office:value="53.1" calcext:value-type="float">
            <text:p>53.1</text:p>
          </table:table-cell>
          <table:table-cell office:value-type="float" office:value="163.7" calcext:value-type="float">
            <text:p>163.7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2">
          <table:table-cell office:value-type="string" calcext:value-type="string">
            <text:p>199-partner_units_polynomial-59-0.asp</text:p>
          </table:table-cell>
          <table:table-cell office:value-type="float" office:value="0.625" calcext:value-type="float">
            <text:p>0.625</text:p>
          </table:table-cell>
          <table:table-cell office:value-type="float" office:value="911.63" calcext:value-type="float">
            <text:p>911.63</text:p>
          </table:table-cell>
          <table:table-cell office:value-type="float" office:value="911.068" calcext:value-type="float">
            <text:p>911.068</text:p>
          </table:table-cell>
          <table:table-cell office:value-type="float" office:value="50.4" calcext:value-type="float">
            <text:p>50.4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200-partner_units_polynomial-63-0.asp</text:p>
          </table:table-cell>
          <table:table-cell office:value-type="float" office:value="0.625" calcext:value-type="float">
            <text:p>0.625</text:p>
          </table:table-cell>
          <table:table-cell office:value-type="float" office:value="911.819" calcext:value-type="float">
            <text:p>911.819</text:p>
          </table:table-cell>
          <table:table-cell office:value-type="float" office:value="911.973" calcext:value-type="float">
            <text:p>911.973</text:p>
          </table:table-cell>
          <table:table-cell office:value-type="float" office:value="56" calcext:value-type="float">
            <text:p>56</text:p>
          </table:table-cell>
          <table:table-cell office:value-type="float" office:value="171" calcext:value-type="float">
            <text:p>171</text:p>
          </table:table-cell>
          <table:table-cell office:value-type="float" office:value="170.8" calcext:value-type="float">
            <text:p>170.8</text:p>
          </table:table-cell>
        </table:table-row>
        <table:table-row table:style-name="ro2">
          <table:table-cell office:value-type="string" calcext:value-type="string">
            <text:p>201-partner_units_polynomial-63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565" calcext:value-type="float">
            <text:p>911.565</text:p>
          </table:table-cell>
          <table:table-cell office:value-type="float" office:value="911.719" calcext:value-type="float">
            <text:p>911.719</text:p>
          </table:table-cell>
          <table:table-cell office:value-type="float" office:value="56.1" calcext:value-type="float">
            <text:p>56.1</text:p>
          </table:table-cell>
          <table:table-cell office:value-type="float" office:value="171.8" calcext:value-type="float">
            <text:p>171.8</text:p>
          </table:table-cell>
          <table:table-cell office:value-type="float" office:value="171.1" calcext:value-type="float">
            <text:p>171.1</text:p>
          </table:table-cell>
        </table:table-row>
        <table:table-row table:style-name="ro2">
          <table:table-cell office:value-type="string" calcext:value-type="string">
            <text:p>202-partner_units_polynomial-61-0.asp</text:p>
          </table:table-cell>
          <table:table-cell office:value-type="float" office:value="0.624" calcext:value-type="float">
            <text:p>0.624</text:p>
          </table:table-cell>
          <table:table-cell office:value-type="float" office:value="911.929" calcext:value-type="float">
            <text:p>911.929</text:p>
          </table:table-cell>
          <table:table-cell office:value-type="float" office:value="911.572" calcext:value-type="float">
            <text:p>911.572</text:p>
          </table:table-cell>
          <table:table-cell office:value-type="float" office:value="53.1" calcext:value-type="float">
            <text:p>53.1</text:p>
          </table:table-cell>
          <table:table-cell table:number-columns-repeated="2" office:value-type="float" office:value="163.1" calcext:value-type="float">
            <text:p>163.1</text:p>
          </table:table-cell>
        </table:table-row>
        <table:table-row table:style-name="ro2">
          <table:table-cell office:value-type="string" calcext:value-type="string">
            <text:p>203-partner_units_polynomial-60-0.asp</text:p>
          </table:table-cell>
          <table:table-cell office:value-type="float" office:value="0.729" calcext:value-type="float">
            <text:p>0.729</text:p>
          </table:table-cell>
          <table:table-cell office:value-type="float" office:value="911.098" calcext:value-type="float">
            <text:p>911.098</text:p>
          </table:table-cell>
          <table:table-cell office:value-type="float" office:value="911.442" calcext:value-type="float">
            <text:p>911.442</text:p>
          </table:table-cell>
          <table:table-cell office:value-type="float" office:value="50.8" calcext:value-type="float">
            <text:p>50.8</text:p>
          </table:table-cell>
          <table:table-cell office:value-type="float" office:value="157.9" calcext:value-type="float">
            <text:p>157.9</text:p>
          </table:table-cell>
          <table:table-cell office:value-type="float" office:value="156.9" calcext:value-type="float">
            <text:p>156.9</text:p>
          </table:table-cell>
        </table:table-row>
        <table:table-row table:style-name="ro2">
          <table:table-cell office:value-type="string" calcext:value-type="string">
            <text:p>204-partner_units_polynomial-67-0.asp</text:p>
          </table:table-cell>
          <table:table-cell office:value-type="float" office:value="0.624" calcext:value-type="float">
            <text:p>0.624</text:p>
          </table:table-cell>
          <table:table-cell office:value-type="float" office:value="911.586" calcext:value-type="float">
            <text:p>911.586</text:p>
          </table:table-cell>
          <table:table-cell office:value-type="float" office:value="911.63" calcext:value-type="float">
            <text:p>911.63</text:p>
          </table:table-cell>
          <table:table-cell office:value-type="float" office:value="62" calcext:value-type="float">
            <text:p>62</text:p>
          </table:table-cell>
          <table:table-cell office:value-type="float" office:value="185.9" calcext:value-type="float">
            <text:p>185.9</text:p>
          </table:table-cell>
          <table:table-cell office:value-type="float" office:value="185.6" calcext:value-type="float">
            <text:p>185.6</text:p>
          </table:table-cell>
        </table:table-row>
        <table:table-row table:style-name="ro2">
          <table:table-cell office:value-type="string" calcext:value-type="string">
            <text:p>205-partner_units_polynomial-62-0.asp</text:p>
          </table:table-cell>
          <table:table-cell office:value-type="float" office:value="1.147" calcext:value-type="float">
            <text:p>1.147</text:p>
          </table:table-cell>
          <table:table-cell office:value-type="float" office:value="911.708" calcext:value-type="float">
            <text:p>911.708</text:p>
          </table:table-cell>
          <table:table-cell office:value-type="float" office:value="911.802" calcext:value-type="float">
            <text:p>911.802</text:p>
          </table:table-cell>
          <table:table-cell office:value-type="float" office:value="54.9" calcext:value-type="float">
            <text:p>54.9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2" calcext:value-type="float">
            <text:p>169.2</text:p>
          </table:table-cell>
        </table:table-row>
        <table:table-row table:style-name="ro2">
          <table:table-cell office:value-type="string" calcext:value-type="string">
            <text:p>206-partner_units_polynomial-63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699" calcext:value-type="float">
            <text:p>911.699</text:p>
          </table:table-cell>
          <table:table-cell office:value-type="float" office:value="911.77" calcext:value-type="float">
            <text:p>911.77</text:p>
          </table:table-cell>
          <table:table-cell office:value-type="float" office:value="56.1" calcext:value-type="float">
            <text:p>56.1</text:p>
          </table:table-cell>
          <table:table-cell office:value-type="float" office:value="170.8" calcext:value-type="float">
            <text:p>170.8</text:p>
          </table:table-cell>
          <table:table-cell office:value-type="float" office:value="170.5" calcext:value-type="float">
            <text:p>170.5</text:p>
          </table:table-cell>
        </table:table-row>
        <table:table-row table:style-name="ro2">
          <table:table-cell office:value-type="string" calcext:value-type="string">
            <text:p>207-partner_units_polynomial-58-0.asp</text:p>
          </table:table-cell>
          <table:table-cell office:value-type="float" office:value="0.73" calcext:value-type="float">
            <text:p>0.73</text:p>
          </table:table-cell>
          <table:table-cell office:value-type="float" office:value="770.189" calcext:value-type="float">
            <text:p>770.189</text:p>
          </table:table-cell>
          <table:table-cell office:value-type="float" office:value="756.856" calcext:value-type="float">
            <text:p>756.856</text:p>
          </table:table-cell>
          <table:table-cell office:value-type="float" office:value="47.9" calcext:value-type="float">
            <text:p>47.9</text:p>
          </table:table-cell>
          <table:table-cell office:value-type="float" office:value="153.3" calcext:value-type="float">
            <text:p>153.3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2">
          <table:table-cell office:value-type="string" calcext:value-type="string">
            <text:p>210-partner_units_polynomial-62-0.asp</text:p>
          </table:table-cell>
          <table:table-cell office:value-type="float" office:value="0.938" calcext:value-type="float">
            <text:p>0.938</text:p>
          </table:table-cell>
          <table:table-cell office:value-type="float" office:value="911.863" calcext:value-type="float">
            <text:p>911.863</text:p>
          </table:table-cell>
          <table:table-cell office:value-type="float" office:value="911.819" calcext:value-type="float">
            <text:p>911.819</text:p>
          </table:table-cell>
          <table:table-cell office:value-type="float" office:value="53.3" calcext:value-type="float">
            <text:p>53.3</text:p>
          </table:table-cell>
          <table:table-cell office:value-type="float" office:value="164.9" calcext:value-type="float">
            <text:p>164.9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2">
          <table:table-cell office:value-type="string" calcext:value-type="string">
            <text:p>23-partner_units_polynomial-30-0.asp</text:p>
          </table:table-cell>
          <table:table-cell office:value-type="float" office:value="0.415" calcext:value-type="float">
            <text:p>0.415</text:p>
          </table:table-cell>
          <table:table-cell office:value-type="float" office:value="480.448" calcext:value-type="float">
            <text:p>480.448</text:p>
          </table:table-cell>
          <table:table-cell office:value-type="float" office:value="911.545" calcext:value-type="float">
            <text:p>911.545</text:p>
          </table:table-cell>
          <table:table-cell office:value-type="float" office:value="19.9" calcext:value-type="float">
            <text:p>19.9</text:p>
          </table:table-cell>
          <table:table-cell office:value-type="float" office:value="49.1" calcext:value-type="float">
            <text:p>49.1</text:p>
          </table:table-cell>
          <table:table-cell office:value-type="float" office:value="50.4" calcext:value-type="float">
            <text:p>50.4</text:p>
          </table:table-cell>
        </table:table-row>
        <table:table-row table:style-name="ro2">
          <table:table-cell office:value-type="string" calcext:value-type="string">
            <text:p>26-partner_units_polynomial-60-0.asp</text:p>
          </table:table-cell>
          <table:table-cell office:value-type="float" office:value="13.634" calcext:value-type="float">
            <text:p>13.634</text:p>
          </table:table-cell>
          <table:table-cell office:value-type="float" office:value="911.203" calcext:value-type="float">
            <text:p>911.203</text:p>
          </table:table-cell>
          <table:table-cell office:value-type="float" office:value="911.54" calcext:value-type="float">
            <text:p>911.54</text:p>
          </table:table-cell>
          <table:table-cell office:value-type="float" office:value="88.3" calcext:value-type="float">
            <text:p>88.3</text:p>
          </table:table-cell>
          <table:table-cell office:value-type="float" office:value="216.3" calcext:value-type="float">
            <text:p>216.3</text:p>
          </table:table-cell>
          <table:table-cell office:value-type="float" office:value="216.4" calcext:value-type="float">
            <text:p>216.4</text:p>
          </table:table-cell>
        </table:table-row>
        <table:table-row table:style-name="ro2">
          <table:table-cell office:value-type="string" calcext:value-type="string">
            <text:p>29-partner_units_polynomial-40-0.asp</text:p>
          </table:table-cell>
          <table:table-cell office:value-type="float" office:value="0.52" calcext:value-type="float">
            <text:p>0.52</text:p>
          </table:table-cell>
          <table:table-cell office:value-type="float" office:value="911.866" calcext:value-type="float">
            <text:p>911.866</text:p>
          </table:table-cell>
          <table:table-cell office:value-type="float" office:value="912.024" calcext:value-type="float">
            <text:p>912.024</text:p>
          </table:table-cell>
          <table:table-cell office:value-type="float" office:value="25.1" calcext:value-type="float">
            <text:p>25.1</text:p>
          </table:table-cell>
          <table:table-cell office:value-type="float" office:value="66.9" calcext:value-type="float">
            <text:p>66.9</text:p>
          </table:table-cell>
          <table:table-cell office:value-type="float" office:value="67.2" calcext:value-type="float">
            <text:p>67.2</text:p>
          </table:table-cell>
        </table:table-row>
        <table:table-row table:style-name="ro2">
          <table:table-cell office:value-type="string" calcext:value-type="string">
            <text:p>32-partner_units_polynomial-40-0.asp</text:p>
          </table:table-cell>
          <table:table-cell office:value-type="float" office:value="37.261" calcext:value-type="float">
            <text:p>37.261</text:p>
          </table:table-cell>
          <table:table-cell office:value-type="float" office:value="911.408" calcext:value-type="float">
            <text:p>911.408</text:p>
          </table:table-cell>
          <table:table-cell office:value-type="float" office:value="911.548" calcext:value-type="float">
            <text:p>911.548</text:p>
          </table:table-cell>
          <table:table-cell office:value-type="float" office:value="38.5" calcext:value-type="float">
            <text:p>38.5</text:p>
          </table:table-cell>
          <table:table-cell office:value-type="float" office:value="69.8" calcext:value-type="float">
            <text:p>69.8</text:p>
          </table:table-cell>
          <table:table-cell office:value-type="float" office:value="71.8" calcext:value-type="float">
            <text:p>71.8</text:p>
          </table:table-cell>
        </table:table-row>
        <table:table-row table:style-name="ro2">
          <table:table-cell office:value-type="string" calcext:value-type="string">
            <text:p>35-partner_units_polynomial-40-0.asp</text:p>
          </table:table-cell>
          <table:table-cell office:value-type="float" office:value="911.907" calcext:value-type="float">
            <text:p>911.907</text:p>
          </table:table-cell>
          <table:table-cell office:value-type="float" office:value="911.116" calcext:value-type="float">
            <text:p>911.116</text:p>
          </table:table-cell>
          <table:table-cell office:value-type="float" office:value="911.12" calcext:value-type="float">
            <text:p>911.12</text:p>
          </table:table-cell>
          <table:table-cell office:value-type="float" office:value="69.1" calcext:value-type="float">
            <text:p>69.1</text:p>
          </table:table-cell>
          <table:table-cell office:value-type="float" office:value="74.2" calcext:value-type="float">
            <text:p>74.2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string" calcext:value-type="string">
            <text:p>38-partner_units_polynomial-79-0.asp</text:p>
          </table:table-cell>
          <table:table-cell office:value-type="float" office:value="911.101" calcext:value-type="float">
            <text:p>911.101</text:p>
          </table:table-cell>
          <table:table-cell office:value-type="float" office:value="911.3" calcext:value-type="float">
            <text:p>911.3</text:p>
          </table:table-cell>
          <table:table-cell office:value-type="float" office:value="911.826" calcext:value-type="float">
            <text:p>911.826</text:p>
          </table:table-cell>
          <table:table-cell office:value-type="float" office:value="192.9" calcext:value-type="float">
            <text:p>192.9</text:p>
          </table:table-cell>
          <table:table-cell office:value-type="float" office:value="315.4" calcext:value-type="float">
            <text:p>315.4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2">
          <table:table-cell office:value-type="string" calcext:value-type="string">
            <text:p>41-partner_units_polynomial-79-0.asp</text:p>
          </table:table-cell>
          <table:table-cell office:value-type="float" office:value="911.421" calcext:value-type="float">
            <text:p>911.421</text:p>
          </table:table-cell>
          <table:table-cell office:value-type="float" office:value="912.017" calcext:value-type="float">
            <text:p>912.017</text:p>
          </table:table-cell>
          <table:table-cell office:value-type="float" office:value="911.875" calcext:value-type="float">
            <text:p>911.875</text:p>
          </table:table-cell>
          <table:table-cell office:value-type="float" office:value="246.8" calcext:value-type="float">
            <text:p>246.8</text:p>
          </table:table-cell>
          <table:table-cell office:value-type="float" office:value="340" calcext:value-type="float">
            <text:p>340</text:p>
          </table:table-cell>
          <table:table-cell office:value-type="float" office:value="339.1" calcext:value-type="float">
            <text:p>339.1</text:p>
          </table:table-cell>
        </table:table-row>
        <table:table-row table:style-name="ro2">
          <table:table-cell office:value-type="string" calcext:value-type="string">
            <text:p>52-partner_units_polynomial-100-0.asp</text:p>
          </table:table-cell>
          <table:table-cell office:value-type="float" office:value="911.394" calcext:value-type="float">
            <text:p>911.394</text:p>
          </table:table-cell>
          <table:table-cell office:value-type="float" office:value="911.339" calcext:value-type="float">
            <text:p>911.339</text:p>
          </table:table-cell>
          <table:table-cell office:value-type="float" office:value="911.114" calcext:value-type="float">
            <text:p>911.114</text:p>
          </table:table-cell>
          <table:table-cell office:value-type="float" office:value="270.6" calcext:value-type="float">
            <text:p>270.6</text:p>
          </table:table-cell>
          <table:table-cell office:value-type="float" office:value="606.6" calcext:value-type="float">
            <text:p>606.6</text:p>
          </table:table-cell>
          <table:table-cell office:value-type="float" office:value="609.8" calcext:value-type="float">
            <text:p>609.8</text:p>
          </table:table-cell>
        </table:table-row>
        <table:table-row table:style-name="ro2">
          <table:table-cell office:value-type="string" calcext:value-type="string">
            <text:p>54-partner_units_polynomial-100-0.asp</text:p>
          </table:table-cell>
          <table:table-cell office:value-type="float" office:value="911.455" calcext:value-type="float">
            <text:p>911.455</text:p>
          </table:table-cell>
          <table:table-cell office:value-type="float" office:value="911.404" calcext:value-type="float">
            <text:p>911.404</text:p>
          </table:table-cell>
          <table:table-cell office:value-type="float" office:value="911.548" calcext:value-type="float">
            <text:p>911.548</text:p>
          </table:table-cell>
          <table:table-cell office:value-type="float" office:value="267.5" calcext:value-type="float">
            <text:p>267.5</text:p>
          </table:table-cell>
          <table:table-cell office:value-type="float" office:value="600.6" calcext:value-type="float">
            <text:p>600.6</text:p>
          </table:table-cell>
          <table:table-cell office:value-type="float" office:value="603.3" calcext:value-type="float">
            <text:p>603.3</text:p>
          </table:table-cell>
        </table:table-row>
        <table:table-row table:style-name="ro2">
          <table:table-cell office:value-type="string" calcext:value-type="string">
            <text:p>55-partner_units_polynomial-100-0.asp</text:p>
          </table:table-cell>
          <table:table-cell table:number-columns-repeated="2" office:value-type="float" office:value="911.397" calcext:value-type="float">
            <text:p>911.397</text:p>
          </table:table-cell>
          <table:table-cell office:value-type="float" office:value="911.982" calcext:value-type="float">
            <text:p>911.982</text:p>
          </table:table-cell>
          <table:table-cell office:value-type="float" office:value="281.3" calcext:value-type="float">
            <text:p>281.3</text:p>
          </table:table-cell>
          <table:table-cell office:value-type="float" office:value="606.2" calcext:value-type="float">
            <text:p>606.2</text:p>
          </table:table-cell>
          <table:table-cell office:value-type="float" office:value="603.6" calcext:value-type="float">
            <text:p>603.6</text:p>
          </table:table-cell>
        </table:table-row>
        <table:table-row table:style-name="ro2">
          <table:table-cell office:value-type="string" calcext:value-type="string">
            <text:p>56-partner_units_polynomial-100-0.asp</text:p>
          </table:table-cell>
          <table:table-cell office:value-type="float" office:value="911.412" calcext:value-type="float">
            <text:p>911.412</text:p>
          </table:table-cell>
          <table:table-cell office:value-type="float" office:value="911.809" calcext:value-type="float">
            <text:p>911.809</text:p>
          </table:table-cell>
          <table:table-cell office:value-type="float" office:value="911.83" calcext:value-type="float">
            <text:p>911.83</text:p>
          </table:table-cell>
          <table:table-cell office:value-type="float" office:value="267.1" calcext:value-type="float">
            <text:p>267.1</text:p>
          </table:table-cell>
          <table:table-cell office:value-type="float" office:value="609.8" calcext:value-type="float">
            <text:p>609.8</text:p>
          </table:table-cell>
          <table:table-cell office:value-type="float" office:value="610.6" calcext:value-type="float">
            <text:p>610.6</text:p>
          </table:table-cell>
        </table:table-row>
        <table:table-row table:style-name="ro2">
          <table:table-cell office:value-type="string" calcext:value-type="string">
            <text:p>57-partner_units_polynomial-100-0.asp</text:p>
          </table:table-cell>
          <table:table-cell office:value-type="float" office:value="911.348" calcext:value-type="float">
            <text:p>911.348</text:p>
          </table:table-cell>
          <table:table-cell office:value-type="float" office:value="911.285" calcext:value-type="float">
            <text:p>911.285</text:p>
          </table:table-cell>
          <table:table-cell office:value-type="float" office:value="911.485" calcext:value-type="float">
            <text:p>911.485</text:p>
          </table:table-cell>
          <table:table-cell office:value-type="float" office:value="307.9" calcext:value-type="float">
            <text:p>307.9</text:p>
          </table:table-cell>
          <table:table-cell office:value-type="float" office:value="609.1" calcext:value-type="float">
            <text:p>609.1</text:p>
          </table:table-cell>
          <table:table-cell office:value-type="float" office:value="603.7" calcext:value-type="float">
            <text:p>603.7</text:p>
          </table:table-cell>
        </table:table-row>
        <table:table-row table:style-name="ro2">
          <table:table-cell office:value-type="string" calcext:value-type="string">
            <text:p>58-partner_units_polynomial-100-0.asp</text:p>
          </table:table-cell>
          <table:table-cell office:value-type="float" office:value="911.092" calcext:value-type="float">
            <text:p>911.092</text:p>
          </table:table-cell>
          <table:table-cell office:value-type="float" office:value="911.745" calcext:value-type="float">
            <text:p>911.745</text:p>
          </table:table-cell>
          <table:table-cell office:value-type="float" office:value="911.6" calcext:value-type="float">
            <text:p>911.6</text:p>
          </table:table-cell>
          <table:table-cell office:value-type="float" office:value="299.1" calcext:value-type="float">
            <text:p>299.1</text:p>
          </table:table-cell>
          <table:table-cell office:value-type="float" office:value="602.8" calcext:value-type="float">
            <text:p>602.8</text:p>
          </table:table-cell>
          <table:table-cell office:value-type="float" office:value="602.2" calcext:value-type="float">
            <text:p>602.2</text:p>
          </table:table-cell>
        </table:table-row>
        <table:table-row table:style-name="ro2">
          <table:table-cell office:value-type="string" calcext:value-type="string">
            <text:p>59-partner_units_polynomial-100-0.asp</text:p>
          </table:table-cell>
          <table:table-cell office:value-type="float" office:value="911.812" calcext:value-type="float">
            <text:p>911.812</text:p>
          </table:table-cell>
          <table:table-cell office:value-type="float" office:value="911.698" calcext:value-type="float">
            <text:p>911.698</text:p>
          </table:table-cell>
          <table:table-cell office:value-type="float" office:value="911.66" calcext:value-type="float">
            <text:p>911.66</text:p>
          </table:table-cell>
          <table:table-cell office:value-type="float" office:value="294.7" calcext:value-type="float">
            <text:p>294.7</text:p>
          </table:table-cell>
          <table:table-cell office:value-type="float" office:value="617.5" calcext:value-type="float">
            <text:p>617.5</text:p>
          </table:table-cell>
          <table:table-cell office:value-type="float" office:value="620.3" calcext:value-type="float">
            <text:p>620.3</text:p>
          </table:table-cell>
        </table:table-row>
        <table:table-row table:style-name="ro2">
          <table:table-cell office:value-type="string" calcext:value-type="string">
            <text:p>60-partner_units_polynomial-100-0.asp</text:p>
          </table:table-cell>
          <table:table-cell office:value-type="float" office:value="911.154" calcext:value-type="float">
            <text:p>911.154</text:p>
          </table:table-cell>
          <table:table-cell office:value-type="float" office:value="911.714" calcext:value-type="float">
            <text:p>911.714</text:p>
          </table:table-cell>
          <table:table-cell office:value-type="float" office:value="912.004" calcext:value-type="float">
            <text:p>912.004</text:p>
          </table:table-cell>
          <table:table-cell office:value-type="float" office:value="277.6" calcext:value-type="float">
            <text:p>277.6</text:p>
          </table:table-cell>
          <table:table-cell office:value-type="float" office:value="609.2" calcext:value-type="float">
            <text:p>609.2</text:p>
          </table:table-cell>
          <table:table-cell office:value-type="float" office:value="606.5" calcext:value-type="float">
            <text:p>606.5</text:p>
          </table:table-cell>
        </table:table-row>
        <table:table-row table:style-name="ro2">
          <table:table-cell office:value-type="string" calcext:value-type="string">
            <text:p>61-partner_units_polynomial-100-0.asp</text:p>
          </table:table-cell>
          <table:table-cell office:value-type="float" office:value="911.534" calcext:value-type="float">
            <text:p>911.534</text:p>
          </table:table-cell>
          <table:table-cell office:value-type="float" office:value="911.46" calcext:value-type="float">
            <text:p>911.46</text:p>
          </table:table-cell>
          <table:table-cell office:value-type="float" office:value="911.461" calcext:value-type="float">
            <text:p>911.461</text:p>
          </table:table-cell>
          <table:table-cell office:value-type="float" office:value="276.6" calcext:value-type="float">
            <text:p>276.6</text:p>
          </table:table-cell>
          <table:table-cell office:value-type="float" office:value="598.4" calcext:value-type="float">
            <text:p>598.4</text:p>
          </table:table-cell>
          <table:table-cell office:value-type="float" office:value="602.9" calcext:value-type="float">
            <text:p>602.9</text:p>
          </table:table-cell>
        </table:table-row>
        <table:table-row table:style-name="ro2">
          <table:table-cell office:value-type="string" calcext:value-type="string">
            <text:p>62-partner_units_polynomial-100-0.asp</text:p>
          </table:table-cell>
          <table:table-cell office:value-type="float" office:value="911.33" calcext:value-type="float">
            <text:p>911.33</text:p>
          </table:table-cell>
          <table:table-cell office:value-type="float" office:value="911.836" calcext:value-type="float">
            <text:p>911.836</text:p>
          </table:table-cell>
          <table:table-cell office:value-type="float" office:value="911.616" calcext:value-type="float">
            <text:p>911.616</text:p>
          </table:table-cell>
          <table:table-cell office:value-type="float" office:value="264.3" calcext:value-type="float">
            <text:p>264.3</text:p>
          </table:table-cell>
          <table:table-cell office:value-type="float" office:value="609.6" calcext:value-type="float">
            <text:p>609.6</text:p>
          </table:table-cell>
          <table:table-cell office:value-type="float" office:value="605.5" calcext:value-type="float">
            <text:p>605.5</text:p>
          </table:table-cell>
        </table:table-row>
        <table:table-row table:style-name="ro2">
          <table:table-cell office:value-type="string" calcext:value-type="string">
            <text:p>63-partner_units_polynomial-100-0.asp</text:p>
          </table:table-cell>
          <table:table-cell office:value-type="float" office:value="911.452" calcext:value-type="float">
            <text:p>911.452</text:p>
          </table:table-cell>
          <table:table-cell office:value-type="float" office:value="911.705" calcext:value-type="float">
            <text:p>911.705</text:p>
          </table:table-cell>
          <table:table-cell office:value-type="float" office:value="911.308" calcext:value-type="float">
            <text:p>911.308</text:p>
          </table:table-cell>
          <table:table-cell office:value-type="float" office:value="293.3" calcext:value-type="float">
            <text:p>293.3</text:p>
          </table:table-cell>
          <table:table-cell office:value-type="float" office:value="615.7" calcext:value-type="float">
            <text:p>615.7</text:p>
          </table:table-cell>
          <table:table-cell office:value-type="float" office:value="616.5" calcext:value-type="float">
            <text:p>616.5</text:p>
          </table:table-cell>
        </table:table-row>
        <table:table-row table:style-name="ro2">
          <table:table-cell office:value-type="string" calcext:value-type="string">
            <text:p>64-partner_units_polynomial-100-0.asp</text:p>
          </table:table-cell>
          <table:table-cell office:value-type="float" office:value="911.608" calcext:value-type="float">
            <text:p>911.608</text:p>
          </table:table-cell>
          <table:table-cell office:value-type="float" office:value="911.911" calcext:value-type="float">
            <text:p>911.911</text:p>
          </table:table-cell>
          <table:table-cell office:value-type="float" office:value="911.776" calcext:value-type="float">
            <text:p>911.776</text:p>
          </table:table-cell>
          <table:table-cell office:value-type="float" office:value="274.1" calcext:value-type="float">
            <text:p>274.1</text:p>
          </table:table-cell>
          <table:table-cell office:value-type="float" office:value="615.4" calcext:value-type="float">
            <text:p>615.4</text:p>
          </table:table-cell>
          <table:table-cell office:value-type="float" office:value="609.4" calcext:value-type="float">
            <text:p>609.4</text:p>
          </table:table-cell>
        </table:table-row>
        <table:table-row table:style-name="ro2">
          <table:table-cell office:value-type="string" calcext:value-type="string">
            <text:p>65-partner_units_polynomial-100-0.asp</text:p>
          </table:table-cell>
          <table:table-cell office:value-type="float" office:value="911.183" calcext:value-type="float">
            <text:p>911.183</text:p>
          </table:table-cell>
          <table:table-cell office:value-type="float" office:value="911.717" calcext:value-type="float">
            <text:p>911.717</text:p>
          </table:table-cell>
          <table:table-cell office:value-type="float" office:value="911.734" calcext:value-type="float">
            <text:p>911.734</text:p>
          </table:table-cell>
          <table:table-cell office:value-type="float" office:value="281.2" calcext:value-type="float">
            <text:p>281.2</text:p>
          </table:table-cell>
          <table:table-cell office:value-type="float" office:value="601.3" calcext:value-type="float">
            <text:p>601.3</text:p>
          </table:table-cell>
          <table:table-cell office:value-type="float" office:value="602.2" calcext:value-type="float">
            <text:p>602.2</text:p>
          </table:table-cell>
        </table:table-row>
        <table:table-row table:style-name="ro2">
          <table:table-cell office:value-type="string" calcext:value-type="string">
            <text:p>66-partner_units_polynomial-100-0.asp</text:p>
          </table:table-cell>
          <table:table-cell office:value-type="float" office:value="911.517" calcext:value-type="float">
            <text:p>911.517</text:p>
          </table:table-cell>
          <table:table-cell office:value-type="float" office:value="911.046" calcext:value-type="float">
            <text:p>911.046</text:p>
          </table:table-cell>
          <table:table-cell office:value-type="float" office:value="911.148" calcext:value-type="float">
            <text:p>911.148</text:p>
          </table:table-cell>
          <table:table-cell office:value-type="float" office:value="267.2" calcext:value-type="float">
            <text:p>267.2</text:p>
          </table:table-cell>
          <table:table-cell office:value-type="float" office:value="603.4" calcext:value-type="float">
            <text:p>603.4</text:p>
          </table:table-cell>
          <table:table-cell office:value-type="float" office:value="600.2" calcext:value-type="float">
            <text:p>600.2</text:p>
          </table:table-cell>
        </table:table-row>
        <table:table-row table:style-name="ro2">
          <table:table-cell office:value-type="string" calcext:value-type="string">
            <text:p>67-partner_units_polynomial-100-0.asp</text:p>
          </table:table-cell>
          <table:table-cell office:value-type="float" office:value="911.39" calcext:value-type="float">
            <text:p>911.39</text:p>
          </table:table-cell>
          <table:table-cell office:value-type="float" office:value="911.699" calcext:value-type="float">
            <text:p>911.699</text:p>
          </table:table-cell>
          <table:table-cell office:value-type="float" office:value="911.691" calcext:value-type="float">
            <text:p>911.691</text:p>
          </table:table-cell>
          <table:table-cell office:value-type="float" office:value="331.9" calcext:value-type="float">
            <text:p>331.9</text:p>
          </table:table-cell>
          <table:table-cell office:value-type="float" office:value="606.2" calcext:value-type="float">
            <text:p>606.2</text:p>
          </table:table-cell>
          <table:table-cell office:value-type="float" office:value="606.8" calcext:value-type="float">
            <text:p>606.8</text:p>
          </table:table-cell>
        </table:table-row>
        <table:table-row table:style-name="ro2">
          <table:table-cell office:value-type="string" calcext:value-type="string">
            <text:p>68-partner_units_polynomial-100-0.asp</text:p>
          </table:table-cell>
          <table:table-cell office:value-type="float" office:value="911.617" calcext:value-type="float">
            <text:p>911.617</text:p>
          </table:table-cell>
          <table:table-cell office:value-type="float" office:value="911.948" calcext:value-type="float">
            <text:p>911.948</text:p>
          </table:table-cell>
          <table:table-cell office:value-type="float" office:value="911.203" calcext:value-type="float">
            <text:p>911.203</text:p>
          </table:table-cell>
          <table:table-cell office:value-type="float" office:value="289.2" calcext:value-type="float">
            <text:p>289.2</text:p>
          </table:table-cell>
          <table:table-cell office:value-type="float" office:value="600" calcext:value-type="float">
            <text:p>600</text:p>
          </table:table-cell>
          <table:table-cell office:value-type="float" office:value="600.6" calcext:value-type="float">
            <text:p>600.6</text:p>
          </table:table-cell>
        </table:table-row>
        <table:table-row table:style-name="ro2">
          <table:table-cell office:value-type="string" calcext:value-type="string">
            <text:p>69-partner_units_polynomial-100-0.asp</text:p>
          </table:table-cell>
          <table:table-cell office:value-type="float" office:value="911.482" calcext:value-type="float">
            <text:p>911.482</text:p>
          </table:table-cell>
          <table:table-cell office:value-type="float" office:value="911.688" calcext:value-type="float">
            <text:p>911.688</text:p>
          </table:table-cell>
          <table:table-cell office:value-type="float" office:value="911.172" calcext:value-type="float">
            <text:p>911.172</text:p>
          </table:table-cell>
          <table:table-cell office:value-type="float" office:value="264.3" calcext:value-type="float">
            <text:p>264.3</text:p>
          </table:table-cell>
          <table:table-cell office:value-type="float" office:value="608.7" calcext:value-type="float">
            <text:p>608.7</text:p>
          </table:table-cell>
          <table:table-cell office:value-type="float" office:value="605.2" calcext:value-type="float">
            <text:p>605.2</text:p>
          </table:table-cell>
        </table:table-row>
        <table:table-row table:style-name="ro2">
          <table:table-cell office:value-type="string" calcext:value-type="string">
            <text:p>79-partner_units-100-0.asp</text:p>
          </table:table-cell>
          <table:table-cell office:value-type="float" office:value="62.499" calcext:value-type="float">
            <text:p>62.499</text:p>
          </table:table-cell>
          <table:table-cell office:value-type="float" office:value="142.871" calcext:value-type="float">
            <text:p>142.871</text:p>
          </table:table-cell>
          <table:table-cell office:value-type="float" office:value="250.302" calcext:value-type="float">
            <text:p>250.302</text:p>
          </table:table-cell>
          <table:table-cell office:value-type="float" office:value="239.5" calcext:value-type="float">
            <text:p>239.5</text:p>
          </table:table-cell>
          <table:table-cell office:value-type="float" office:value="616.5" calcext:value-type="float">
            <text:p>616.5</text:p>
          </table:table-cell>
          <table:table-cell office:value-type="float" office:value="616.4" calcext:value-type="float">
            <text:p>616.4</text:p>
          </table:table-cell>
        </table:table-row>
        <table:table-row table:style-name="ro2">
          <table:table-cell office:value-type="string" calcext:value-type="string">
            <text:p>90-partner_units-100-0.asp</text:p>
          </table:table-cell>
          <table:table-cell office:value-type="float" office:value="16.69" calcext:value-type="float">
            <text:p>16.69</text:p>
          </table:table-cell>
          <table:table-cell office:value-type="float" office:value="715.668" calcext:value-type="float">
            <text:p>715.668</text:p>
          </table:table-cell>
          <table:table-cell office:value-type="float" office:value="58.895" calcext:value-type="float">
            <text:p>58.895</text:p>
          </table:table-cell>
          <table:table-cell office:value-type="float" office:value="234.5" calcext:value-type="float">
            <text:p>234.5</text:p>
          </table:table-cell>
          <table:table-cell office:value-type="float" office:value="612.3" calcext:value-type="float">
            <text:p>612.3</text:p>
          </table:table-cell>
          <table:table-cell office:value-type="float" office:value="612.8" calcext:value-type="float">
            <text:p>612.8</text:p>
          </table:table-cell>
        </table:table-row>
        <table:table-row table:style-name="ro2">
          <table:table-cell office:value-type="string" calcext:value-type="string">
            <text:p>91-partner_units-100-0.asp</text:p>
          </table:table-cell>
          <table:table-cell office:value-type="float" office:value="38.344" calcext:value-type="float">
            <text:p>38.344</text:p>
          </table:table-cell>
          <table:table-cell office:value-type="float" office:value="394.612" calcext:value-type="float">
            <text:p>394.612</text:p>
          </table:table-cell>
          <table:table-cell office:value-type="float" office:value="911.625" calcext:value-type="float">
            <text:p>911.625</text:p>
          </table:table-cell>
          <table:table-cell office:value-type="float" office:value="234.9" calcext:value-type="float">
            <text:p>234.9</text:p>
          </table:table-cell>
          <table:table-cell office:value-type="float" office:value="600.6" calcext:value-type="float">
            <text:p>600.6</text:p>
          </table:table-cell>
          <table:table-cell office:value-type="float" office:value="605.1" calcext:value-type="float">
            <text:p>605.1</text:p>
          </table:table-cell>
        </table:table-row>
        <table:table-row table:style-name="ro2">
          <table:table-cell office:value-type="string" calcext:value-type="string">
            <text:p>92-partner_units-100-0.asp</text:p>
          </table:table-cell>
          <table:table-cell office:value-type="float" office:value="15.172" calcext:value-type="float">
            <text:p>15.172</text:p>
          </table:table-cell>
          <table:table-cell office:value-type="float" office:value="911.859" calcext:value-type="float">
            <text:p>911.859</text:p>
          </table:table-cell>
          <table:table-cell office:value-type="float" office:value="911.322" calcext:value-type="float">
            <text:p>911.322</text:p>
          </table:table-cell>
          <table:table-cell office:value-type="float" office:value="235.9" calcext:value-type="float">
            <text:p>235.9</text:p>
          </table:table-cell>
          <table:table-cell office:value-type="float" office:value="610.5" calcext:value-type="float">
            <text:p>610.5</text:p>
          </table:table-cell>
          <table:table-cell office:value-type="float" office:value="606.4" calcext:value-type="float">
            <text:p>606.4</text:p>
          </table:table-cell>
        </table:table-row>
        <table:table-row table:style-name="ro2">
          <table:table-cell office:value-type="string" calcext:value-type="string">
            <text:p>93-partner_units-100-0.asp</text:p>
          </table:table-cell>
          <table:table-cell office:value-type="float" office:value="20.231" calcext:value-type="float">
            <text:p>20.231</text:p>
          </table:table-cell>
          <table:table-cell office:value-type="float" office:value="215.479" calcext:value-type="float">
            <text:p>215.479</text:p>
          </table:table-cell>
          <table:table-cell office:value-type="float" office:value="310.312" calcext:value-type="float">
            <text:p>310.312</text:p>
          </table:table-cell>
          <table:table-cell office:value-type="float" office:value="241" calcext:value-type="float">
            <text:p>241</text:p>
          </table:table-cell>
          <table:table-cell office:value-type="float" office:value="619.7" calcext:value-type="float">
            <text:p>619.7</text:p>
          </table:table-cell>
          <table:table-cell office:value-type="float" office:value="618.8" calcext:value-type="float">
            <text:p>618.8</text:p>
          </table:table-cell>
        </table:table-row>
        <table:table-row table:style-name="ro2">
          <table:table-cell office:value-type="string" calcext:value-type="string">
            <text:p>94-partner_units-100-0.asp</text:p>
          </table:table-cell>
          <table:table-cell office:value-type="float" office:value="9.647" calcext:value-type="float">
            <text:p>9.647</text:p>
          </table:table-cell>
          <table:table-cell office:value-type="float" office:value="911.887" calcext:value-type="float">
            <text:p>911.887</text:p>
          </table:table-cell>
          <table:table-cell office:value-type="float" office:value="911.082" calcext:value-type="float">
            <text:p>911.082</text:p>
          </table:table-cell>
          <table:table-cell office:value-type="float" office:value="232.6" calcext:value-type="float">
            <text:p>232.6</text:p>
          </table:table-cell>
          <table:table-cell office:value-type="float" office:value="602.7" calcext:value-type="float">
            <text:p>602.7</text:p>
          </table:table-cell>
          <table:table-cell office:value-type="float" office:value="601.3" calcext:value-type="float">
            <text:p>601.3</text:p>
          </table:table-cell>
        </table:table-row>
        <table:table-row table:style-name="ro2">
          <table:table-cell office:value-type="string" calcext:value-type="string">
            <text:p>95-partner_units-100-0.asp</text:p>
          </table:table-cell>
          <table:table-cell office:value-type="float" office:value="13.65" calcext:value-type="float">
            <text:p>13.65</text:p>
          </table:table-cell>
          <table:table-cell office:value-type="float" office:value="911.607" calcext:value-type="float">
            <text:p>911.607</text:p>
          </table:table-cell>
          <table:table-cell office:value-type="float" office:value="911.454" calcext:value-type="float">
            <text:p>911.454</text:p>
          </table:table-cell>
          <table:table-cell office:value-type="float" office:value="232.7" calcext:value-type="float">
            <text:p>232.7</text:p>
          </table:table-cell>
          <table:table-cell office:value-type="float" office:value="606.1" calcext:value-type="float">
            <text:p>606.1</text:p>
          </table:table-cell>
          <table:table-cell office:value-type="float" office:value="609.5" calcext:value-type="float">
            <text:p>609.5</text:p>
          </table:table-cell>
        </table:table-row>
        <table:table-row table:style-name="ro2">
          <table:table-cell office:value-type="string" calcext:value-type="string">
            <text:p>96-partner_units-100-0.asp</text:p>
          </table:table-cell>
          <table:table-cell office:value-type="float" office:value="10.11" calcext:value-type="float">
            <text:p>10.11</text:p>
          </table:table-cell>
          <table:table-cell office:value-type="float" office:value="170.138" calcext:value-type="float">
            <text:p>170.138</text:p>
          </table:table-cell>
          <table:table-cell office:value-type="float" office:value="95.299" calcext:value-type="float">
            <text:p>95.299</text:p>
          </table:table-cell>
          <table:table-cell office:value-type="float" office:value="232.4" calcext:value-type="float">
            <text:p>232.4</text:p>
          </table:table-cell>
          <table:table-cell office:value-type="float" office:value="613.8" calcext:value-type="float">
            <text:p>613.8</text:p>
          </table:table-cell>
          <table:table-cell office:value-type="float" office:value="608.3" calcext:value-type="float">
            <text:p>608.3</text:p>
          </table:table-cell>
        </table:table-row>
        <table:table-row table:style-name="ro2">
          <table:table-cell office:value-type="string" calcext:value-type="string">
            <text:p>97-partner_units-100-0.asp</text:p>
          </table:table-cell>
          <table:table-cell office:value-type="float" office:value="28.301" calcext:value-type="float">
            <text:p>28.301</text:p>
          </table:table-cell>
          <table:table-cell office:value-type="float" office:value="87.194" calcext:value-type="float">
            <text:p>87.194</text:p>
          </table:table-cell>
          <table:table-cell office:value-type="float" office:value="169.328" calcext:value-type="float">
            <text:p>169.328</text:p>
          </table:table-cell>
          <table:table-cell office:value-type="float" office:value="234.8" calcext:value-type="float">
            <text:p>234.8</text:p>
          </table:table-cell>
          <table:table-cell office:value-type="float" office:value="606.6" calcext:value-type="float">
            <text:p>606.6</text:p>
          </table:table-cell>
          <table:table-cell office:value-type="float" office:value="605.6" calcext:value-type="float">
            <text:p>605.6</text:p>
          </table:table-cell>
        </table:table-row>
        <table:table-row table:style-name="ro2">
          <table:table-cell office:value-type="string" calcext:value-type="string">
            <text:p>98-partner_units-100-0.asp</text:p>
          </table:table-cell>
          <table:table-cell office:value-type="float" office:value="40.362" calcext:value-type="float">
            <text:p>40.362</text:p>
          </table:table-cell>
          <table:table-cell office:value-type="float" office:value="144.096" calcext:value-type="float">
            <text:p>144.096</text:p>
          </table:table-cell>
          <table:table-cell office:value-type="float" office:value="48.771" calcext:value-type="float">
            <text:p>48.771</text:p>
          </table:table-cell>
          <table:table-cell office:value-type="float" office:value="235.8" calcext:value-type="float">
            <text:p>235.8</text:p>
          </table:table-cell>
          <table:table-cell office:value-type="float" office:value="599.9" calcext:value-type="float">
            <text:p>599.9</text:p>
          </table:table-cell>
          <table:table-cell office:value-type="float" office:value="598.9" calcext:value-type="float">
            <text:p>598.9</text:p>
          </table:table-cell>
        </table:table-row>
        <table:table-row table:style-name="ro2">
          <table:table-cell office:value-type="string" calcext:value-type="string">
            <text:p>99-partner_units-100-0.asp</text:p>
          </table:table-cell>
          <table:table-cell office:value-type="float" office:value="17.72" calcext:value-type="float">
            <text:p>17.72</text:p>
          </table:table-cell>
          <table:table-cell office:value-type="float" office:value="37.65" calcext:value-type="float">
            <text:p>37.65</text:p>
          </table:table-cell>
          <table:table-cell office:value-type="float" office:value="288.742" calcext:value-type="float">
            <text:p>288.742</text:p>
          </table:table-cell>
          <table:table-cell office:value-type="float" office:value="234.9" calcext:value-type="float">
            <text:p>234.9</text:p>
          </table:table-cell>
          <table:table-cell office:value-type="float" office:value="618.5" calcext:value-type="float">
            <text:p>618.5</text:p>
          </table:table-cell>
          <table:table-cell office:value-type="float" office:value="616.8" calcext:value-type="float">
            <text:p>616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6:37:49.336093508</dc:date>
    <meta:editing-duration>PT1M44S</meta:editing-duration>
    <meta:editing-cycles>1</meta:editing-cycles>
    <meta:document-statistic meta:table-count="1" meta:cell-count="793" meta:object-count="0"/>
    <meta:generator>LibreOffice/6.0.6.2$Linux_X86_64 LibreOffice_project/00$Build-2</meta:generator>
  </office:meta>
</office:document-meta>
</file>